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libri1" svg:font-family="Calibri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Nastaliq Urdu" svg:font-family="'Noto Nastaliq Urdu'" style:font-family-generic="system" style:font-pitch="variable"/>
  </office:font-face-decls>
  <office:automatic-styles>
    <style:style style:name="P1" style:family="paragraph" style:parent-style-name="Standard">
      <style:paragraph-properties fo:margin-left="0.4957in" fo:margin-right="0in" fo:margin-top="0.0008in" fo:margin-bottom="0in" loext:contextual-spacing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4957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0c59a1"/>
    </style:style>
    <style:style style:name="P3" style:family="paragraph" style:parent-style-name="Textkörper">
      <style:paragraph-properties fo:margin-left="0in" fo:margin-right="0.5402in" fo:text-align="center" style:justify-single-word="false" fo:text-indent="0in" style:auto-text-indent="false">
        <style:tab-stops>
          <style:tab-stop style:position="3.4984in"/>
        </style:tab-stops>
      </style:paragraph-properties>
      <style:text-properties officeooo:paragraph-rsid="000a83f2"/>
    </style:style>
    <style:style style:name="P4" style:family="paragraph" style:parent-style-name="Textkörper">
      <style:paragraph-properties fo:margin-left="0.4457in" fo:margin-right="0.0043in" fo:text-indent="0in" style:auto-text-indent="false">
        <style:tab-stops/>
      </style:paragraph-properties>
      <style:text-properties officeooo:paragraph-rsid="000841aa"/>
    </style:style>
    <style:style style:name="P5" style:family="paragraph" style:parent-style-name="Textkörper">
      <style:paragraph-properties fo:margin-left="0.4457in" fo:margin-right="0.0043in" fo:text-indent="0in" style:auto-text-indent="false">
        <style:tab-stops/>
      </style:paragraph-properties>
      <style:text-properties officeooo:paragraph-rsid="000ee767"/>
    </style:style>
    <style:style style:name="P6" style:family="paragraph" style:parent-style-name="Textkörper">
      <style:paragraph-properties fo:margin-left="0.4457in" fo:margin-right="0.0043in" fo:text-align="center" style:justify-single-word="false" fo:text-indent="0in" style:auto-text-indent="false">
        <style:tab-stops/>
      </style:paragraph-properties>
      <style:text-properties officeooo:paragraph-rsid="000841aa"/>
    </style:style>
    <style:style style:name="P7" style:family="paragraph" style:parent-style-name="Textkörper">
      <style:paragraph-properties fo:margin-left="0.4457in" fo:margin-right="0.0043in" fo:text-align="center" style:justify-single-word="false" fo:text-indent="0in" style:auto-text-indent="false">
        <style:tab-stops/>
      </style:paragraph-properties>
      <style:text-properties officeooo:paragraph-rsid="000a83f2"/>
    </style:style>
    <style:style style:name="P8" style:family="paragraph" style:parent-style-name="Standard">
      <style:text-properties style:use-window-font-color="true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9" style:family="paragraph" style:parent-style-name="Standard">
      <style:paragraph-properties fo:margin-top="0.0028in" fo:margin-bottom="0in" loext:contextual-spacing="false"/>
      <style:text-properties style:use-window-font-color="true"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P10" style:family="paragraph" style:parent-style-name="Standard">
      <style:paragraph-properties fo:margin-top="0.0028in" fo:margin-bottom="0in" loext:contextual-spacing="false"/>
      <style:text-properties style:use-window-font-color="true" style:font-name="Calibri1" fo:font-size="6pt" fo:font-weight="bold" style:font-name-asian="Georgia" style:font-size-asian="6pt" style:font-weight-asian="bold" style:font-name-complex="Georgia" style:font-size-complex="6pt" style:font-weight-complex="bold"/>
    </style:style>
    <style:style style:name="P11" style:family="paragraph" style:parent-style-name="Standard">
      <style:paragraph-properties fo:margin-top="0.0047in" fo:margin-bottom="0in" loext:contextual-spacing="false"/>
      <style:text-properties style:use-window-font-color="true" style:font-name="Calibri1" fo:font-size="6pt" fo:font-weight="bold" style:font-name-asian="Georgia" style:font-size-asian="6pt" style:font-weight-asian="bold" style:font-name-complex="Georgia" style:font-size-complex="6pt" style:font-weight-complex="bold"/>
    </style:style>
    <style:style style:name="P12" style:family="paragraph" style:parent-style-name="Standard">
      <style:paragraph-properties fo:margin-top="0.0008in" fo:margin-bottom="0in" loext:contextual-spacing="false"/>
    </style:style>
    <style:style style:name="P13" style:family="paragraph" style:parent-style-name="Standard">
      <style:paragraph-properties fo:margin-left="0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0d52e9"/>
    </style:style>
    <style:style style:name="P14" style:family="paragraph" style:parent-style-name="Standard" style:master-page-name="MP0">
      <style:paragraph-properties fo:margin-left="0.8638in" fo:margin-right="0.4063in" fo:margin-top="0.0071in" fo:margin-bottom="0in" loext:contextual-spacing="false" fo:text-align="center" style:justify-single-word="false" fo:text-indent="0in" style:auto-text-indent="false" style:page-number="auto">
        <style:tab-stops/>
      </style:paragraph-properties>
    </style:style>
    <style:style style:name="P15" style:family="paragraph" style:parent-style-name="Standard" style:list-style-name="L3">
      <style:paragraph-properties fo:line-height="0.1902in">
        <style:tab-stops>
          <style:tab-stop style:position="0in"/>
        </style:tab-stops>
      </style:paragraph-properties>
    </style:style>
    <style:style style:name="P16" style:family="paragraph" style:parent-style-name="Standard" style:list-style-name="L3">
      <style:paragraph-properties fo:line-height="0.1902in">
        <style:tab-stops>
          <style:tab-stop style:position="0in"/>
        </style:tab-stops>
      </style:paragraph-properties>
      <style:text-properties officeooo:paragraph-rsid="00278f24"/>
    </style:style>
    <style:style style:name="P17" style:family="paragraph" style:parent-style-name="Standard" style:list-style-name="L4">
      <style:paragraph-properties fo:line-height="0.1902in">
        <style:tab-stops>
          <style:tab-stop style:position="0.0008in"/>
        </style:tab-stops>
      </style:paragraph-properties>
    </style:style>
    <style:style style:name="P18" style:family="paragraph" style:parent-style-name="Standard" style:list-style-name="L3">
      <style:paragraph-properties fo:margin-top="0.0409in" fo:margin-bottom="0in" loext:contextual-spacing="false" fo:line-height="0.1902in">
        <style:tab-stops>
          <style:tab-stop style:position="0in"/>
        </style:tab-stops>
      </style:paragraph-properties>
      <style:text-properties officeooo:paragraph-rsid="0018c145"/>
    </style:style>
    <style:style style:name="P19" style:family="paragraph" style:parent-style-name="Standard" style:list-style-name="L4">
      <style:paragraph-properties fo:margin-left="0in" fo:margin-right="0.2835in" fo:margin-top="0.0409in" fo:margin-bottom="0in" loext:contextual-spacing="false" fo:text-indent="0in" style:auto-text-indent="false" fo:break-before="column">
        <style:tab-stops>
          <style:tab-stop style:position="0.0008in"/>
        </style:tab-stops>
      </style:paragraph-properties>
      <style:text-properties officeooo:paragraph-rsid="0018df34"/>
    </style:style>
    <style:style style:name="P20" style:family="paragraph" style:parent-style-name="Standard" style:list-style-name="L4">
      <style:paragraph-properties fo:margin-left="0in" fo:margin-right="0.2835in" fo:margin-top="0.0409in" fo:margin-bottom="0in" loext:contextual-spacing="false" fo:text-indent="0in" style:auto-text-indent="false">
        <style:tab-stops>
          <style:tab-stop style:position="0.0008in"/>
        </style:tab-stops>
      </style:paragraph-properties>
      <style:text-properties officeooo:paragraph-rsid="0018c145"/>
    </style:style>
    <style:style style:name="P21" style:family="paragraph" style:parent-style-name="Standard" style:list-style-name="L4">
      <style:paragraph-properties fo:margin-left="0in" fo:margin-right="0.1898in" fo:text-indent="0in" style:auto-text-indent="false">
        <style:tab-stops>
          <style:tab-stop style:position="0.0008in"/>
        </style:tab-stops>
      </style:paragraph-properties>
      <style:text-properties officeooo:paragraph-rsid="0018c145"/>
    </style:style>
    <style:style style:name="P22" style:family="paragraph" style:parent-style-name="Standard" style:list-style-name="L4">
      <style:paragraph-properties fo:margin-left="0in" fo:margin-right="0.1898in" fo:text-indent="0in" style:auto-text-indent="false">
        <style:tab-stops>
          <style:tab-stop style:position="0.0008in"/>
        </style:tab-stops>
      </style:paragraph-properties>
      <style:text-properties officeooo:paragraph-rsid="0024a044"/>
    </style:style>
    <style:style style:name="P23" style:family="paragraph" style:parent-style-name="Standard">
      <style:paragraph-properties fo:margin-left="0.4957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311b7a"/>
    </style:style>
    <style:style style:name="P24" style:family="paragraph" style:parent-style-name="Standard">
      <style:paragraph-properties fo:margin-top="0.0047in" fo:margin-bottom="0in" loext:contextual-spacing="false"/>
      <style:text-properties style:use-window-font-color="true" style:font-name="Calibri1" fo:font-size="6pt" fo:font-weight="bold" officeooo:paragraph-rsid="00311b7a" style:font-name-asian="Georgia" style:font-size-asian="6pt" style:font-weight-asian="bold" style:font-name-complex="Georgia" style:font-size-complex="6pt" style:font-weight-complex="bold"/>
    </style:style>
    <style:style style:name="P25" style:family="paragraph" style:parent-style-name="Textkörper" style:list-style-name="L1">
      <style:paragraph-properties fo:margin-top="0.0264in" fo:margin-bottom="0in" loext:contextual-spacing="false">
        <style:tab-stops/>
      </style:paragraph-properties>
      <style:text-properties officeooo:paragraph-rsid="00290268"/>
    </style:style>
    <style:style style:name="P26" style:family="paragraph" style:parent-style-name="Textkörper" style:list-style-name="L1">
      <style:paragraph-properties fo:margin-top="0.0264in" fo:margin-bottom="0in" loext:contextual-spacing="false">
        <style:tab-stops/>
      </style:paragraph-properties>
      <style:text-properties officeooo:paragraph-rsid="000c59a1"/>
    </style:style>
    <style:style style:name="P27" style:family="paragraph" style:parent-style-name="Textkörper" style:list-style-name="L2">
      <style:paragraph-properties fo:margin-left="0in" fo:margin-right="0.5028in" fo:margin-top="0.0409in" fo:margin-bottom="0in" loext:contextual-spacing="false" fo:text-indent="0in" style:auto-text-indent="false">
        <style:tab-stops>
          <style:tab-stop style:position="0in"/>
        </style:tab-stops>
      </style:paragraph-properties>
    </style:style>
    <style:style style:name="P28" style:family="paragraph" style:parent-style-name="Textkörper" style:list-style-name="L2">
      <style:paragraph-properties fo:margin-left="0in" fo:margin-right="0.5028in" fo:margin-top="0.0409in" fo:margin-bottom="0in" loext:contextual-spacing="false" fo:text-indent="0in" style:auto-text-indent="false">
        <style:tab-stops>
          <style:tab-stop style:position="0in"/>
        </style:tab-stops>
      </style:paragraph-properties>
      <style:text-properties officeooo:paragraph-rsid="00104913"/>
    </style:style>
    <style:style style:name="P29" style:family="paragraph" style:parent-style-name="Textkörper" style:list-style-name="L2">
      <style:paragraph-properties fo:margin-left="0in" fo:margin-right="0.5028in" fo:margin-top="0.0409in" fo:margin-bottom="0in" loext:contextual-spacing="false" fo:text-indent="0in" style:auto-text-indent="false">
        <style:tab-stops>
          <style:tab-stop style:position="0in"/>
        </style:tab-stops>
      </style:paragraph-properties>
      <style:text-properties officeooo:paragraph-rsid="000fcf3a"/>
    </style:style>
    <style:style style:name="P30" style:family="paragraph" style:parent-style-name="Textkörper" style:list-style-name="L2">
      <style:paragraph-properties fo:margin-left="0in" fo:margin-right="0.5028in" fo:text-indent="0in" style:auto-text-indent="false">
        <style:tab-stops>
          <style:tab-stop style:position="0in"/>
        </style:tab-stops>
      </style:paragraph-properties>
      <style:text-properties officeooo:paragraph-rsid="002ca323"/>
    </style:style>
    <style:style style:name="P31" style:family="paragraph" style:parent-style-name="Textkörper" style:list-style-name="L2">
      <style:paragraph-properties fo:margin-left="0in" fo:margin-right="0.6984in" fo:text-indent="0in" style:auto-text-indent="false">
        <style:tab-stops>
          <style:tab-stop style:position="0in"/>
        </style:tab-stops>
      </style:paragraph-properties>
    </style:style>
    <style:style style:name="P32" style:family="paragraph" style:parent-style-name="Textkörper" style:list-style-name="L2">
      <style:paragraph-properties fo:margin-left="0in" fo:margin-right="0.8984in" fo:text-indent="0in" style:auto-text-indent="false">
        <style:tab-stops>
          <style:tab-stop style:position="0in"/>
        </style:tab-stops>
      </style:paragraph-properties>
    </style:style>
    <style:style style:name="P33" style:family="paragraph" style:parent-style-name="Textkörper" style:list-style-name="L2">
      <style:paragraph-properties fo:margin-left="0in" fo:margin-right="0.4256in" fo:text-indent="0in" style:auto-text-indent="false">
        <style:tab-stops>
          <style:tab-stop style:position="0in"/>
        </style:tab-stops>
      </style:paragraph-properties>
      <style:text-properties officeooo:paragraph-rsid="0009c5be"/>
    </style:style>
    <style:style style:name="P34" style:family="paragraph" style:parent-style-name="Textkörper">
      <style:paragraph-properties fo:margin-left="0.4957in" fo:margin-right="0.5028in" fo:margin-top="0.0264in" fo:margin-bottom="0in" loext:contextual-spacing="false" fo:text-indent="0in" style:auto-text-indent="false">
        <style:tab-stops/>
      </style:paragraph-properties>
      <style:text-properties officeooo:paragraph-rsid="00311b7a"/>
    </style:style>
    <style:style style:name="P35" style:family="paragraph" style:parent-style-name="Textkörper">
      <style:paragraph-properties fo:margin-left="0.4457in" fo:margin-right="0.0043in" fo:text-indent="0in" style:auto-text-indent="false">
        <style:tab-stops/>
      </style:paragraph-properties>
      <style:text-properties officeooo:paragraph-rsid="000ee767"/>
    </style:style>
    <style:style style:name="P36" style:family="paragraph" style:parent-style-name="Textkörper">
      <style:paragraph-properties fo:margin-left="0in" fo:margin-right="0.5402in" fo:text-align="center" style:justify-single-word="false" fo:text-indent="0in" style:auto-text-indent="false">
        <style:tab-stops>
          <style:tab-stop style:position="3.4984in"/>
        </style:tab-stops>
      </style:paragraph-properties>
      <style:text-properties officeooo:paragraph-rsid="00311b7a"/>
    </style:style>
    <style:style style:name="P37" style:family="paragraph" style:parent-style-name="Überschrift_20_2">
      <style:paragraph-properties fo:margin-left="0.8638in" fo:margin-right="0.4055in" fo:line-height="0.1862in" fo:text-align="center" style:justify-single-word="false" fo:text-indent="0in" style:auto-text-indent="false">
        <style:tab-stops/>
      </style:paragraph-properties>
    </style:style>
    <style:style style:name="P38" style:family="paragraph" style:parent-style-name="Überschrift_20_2">
      <style:paragraph-properties fo:margin-left="0.8638in" fo:margin-right="0.4055in" fo:line-height="0.1862in" fo:text-align="center" style:justify-single-word="false" fo:text-indent="0in" style:auto-text-indent="false">
        <style:tab-stops/>
      </style:paragraph-properties>
      <style:text-properties officeooo:paragraph-rsid="00311b7a"/>
    </style:style>
    <style:style style:name="P39" style:family="paragraph" style:parent-style-name="Überschrift_20_2">
      <style:paragraph-properties fo:margin-top="0.0382in" fo:margin-bottom="0in" loext:contextual-spacing="false"/>
      <style:text-properties officeooo:paragraph-rsid="00290268"/>
    </style:style>
    <style:style style:name="P40" style:family="paragraph" style:parent-style-name="Überschrift_20_2">
      <style:paragraph-properties fo:margin-top="0.0382in" fo:margin-bottom="0in" loext:contextual-spacing="false"/>
      <style:text-properties officeooo:paragraph-rsid="000c59a1"/>
    </style:style>
    <style:style style:name="P41" style:family="paragraph" style:parent-style-name="Überschrift_20_2">
      <style:paragraph-properties fo:margin-top="0.0382in" fo:margin-bottom="0in" loext:contextual-spacing="false"/>
      <style:text-properties officeooo:paragraph-rsid="00311b7a"/>
    </style:style>
    <style:style style:name="P42" style:family="paragraph">
      <loext:graphic-properties draw:fill="none"/>
      <style:paragraph-properties style:writing-mode="lr-tb"/>
      <style:text-properties fo:font-size="11pt"/>
    </style:style>
    <style:style style:name="P43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0b9f5e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2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290268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3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29f6e9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4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2f88ac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5" style:family="text">
      <style:text-properties style:use-window-font-color="true" style:font-name="Calibri1" fo:font-size="8pt" fo:letter-spacing="-0.0008in" style:font-size-asian="8pt" style:font-size-complex="8pt"/>
    </style:style>
    <style:style style:name="T6" style:family="text">
      <style:text-properties style:use-window-font-color="true" style:font-name="Calibri1" fo:font-size="8pt" fo:letter-spacing="-0.0008in" officeooo:rsid="000c59a1" style:font-size-asian="8pt" style:font-size-complex="8pt"/>
    </style:style>
    <style:style style:name="T7" style:family="text">
      <style:text-properties style:use-window-font-color="true" style:font-name="Calibri1" fo:font-size="8pt" fo:letter-spacing="-0.0008in" officeooo:rsid="000942aa" style:font-size-asian="8pt" style:font-size-complex="8pt"/>
    </style:style>
    <style:style style:name="T8" style:family="text">
      <style:text-properties style:use-window-font-color="true" style:font-name="Calibri1" fo:font-size="8pt" fo:letter-spacing="-0.0008in" officeooo:rsid="000fcf3a" style:font-size-asian="8pt" style:font-size-complex="8pt"/>
    </style:style>
    <style:style style:name="T9" style:family="text">
      <style:text-properties style:use-window-font-color="true" style:font-name="Calibri1" fo:font-size="8pt" fo:letter-spacing="-0.0008in" officeooo:rsid="00104913" style:font-size-asian="8pt" style:font-size-complex="8pt"/>
    </style:style>
    <style:style style:name="T10" style:family="text">
      <style:text-properties style:use-window-font-color="true" style:font-name="Calibri1" fo:font-size="8pt" fo:letter-spacing="-0.0008in" officeooo:rsid="00104e76" style:font-size-asian="8pt" style:font-size-complex="8pt"/>
    </style:style>
    <style:style style:name="T11" style:family="text">
      <style:text-properties style:use-window-font-color="true" style:font-name="Calibri1" fo:font-size="8pt" fo:letter-spacing="-0.0008in" officeooo:rsid="0011d1d0" style:font-size-asian="8pt" style:font-size-complex="8pt"/>
    </style:style>
    <style:style style:name="T12" style:family="text">
      <style:text-properties style:use-window-font-color="true" style:font-name="Calibri1" fo:font-size="8pt" fo:letter-spacing="-0.0008in" officeooo:rsid="002846e5" style:font-size-asian="8pt" style:font-size-complex="8pt"/>
    </style:style>
    <style:style style:name="T13" style:family="text">
      <style:text-properties style:use-window-font-color="true" style:font-name="Calibri1" fo:font-size="8pt" fo:letter-spacing="-0.0008in" officeooo:rsid="002bf1ed" style:font-size-asian="8pt" style:font-size-complex="8pt"/>
    </style:style>
    <style:style style:name="T14" style:family="text">
      <style:text-properties style:use-window-font-color="true" style:font-name="Calibri1" fo:font-size="8pt" fo:letter-spacing="-0.0008in" officeooo:rsid="002ca323" style:font-size-asian="8pt" style:font-size-complex="8pt"/>
    </style:style>
    <style:style style:name="T15" style:family="text">
      <style:text-properties style:use-window-font-color="true" style:font-name="Calibri1" fo:font-size="8pt" fo:letter-spacing="-0.0008in" fo:font-weight="normal" officeooo:rsid="000d52e9" style:font-size-asian="8pt" style:font-weight-asian="normal" style:font-size-complex="8pt" style:font-weight-complex="normal"/>
    </style:style>
    <style:style style:name="T16" style:family="text">
      <style:text-properties style:use-window-font-color="true" style:font-name="Calibri1" fo:font-size="8pt" fo:letter-spacing="-0.0008in" fo:font-weight="normal" officeooo:rsid="00140e93" style:font-size-asian="8pt" style:font-weight-asian="normal" style:font-size-complex="8pt" style:font-weight-complex="normal"/>
    </style:style>
    <style:style style:name="T17" style:family="text">
      <style:text-properties style:use-window-font-color="true" style:font-name="Calibri1" fo:font-size="8pt" fo:letter-spacing="-0.0008in" fo:font-weight="normal" officeooo:rsid="002846e5" style:font-size-asian="8pt" style:font-weight-asian="normal" style:font-size-complex="8pt" style:font-weight-complex="normal"/>
    </style:style>
    <style:style style:name="T18" style:family="text">
      <style:text-properties style:use-window-font-color="true" style:font-name="Calibri1" fo:font-size="8pt" fo:letter-spacing="-0.0008in" fo:font-weight="normal" officeooo:rsid="000942aa" style:font-size-asian="8pt" style:font-weight-asian="normal" style:font-size-complex="8pt" style:font-weight-complex="normal"/>
    </style:style>
    <style:style style:name="T19" style:family="text">
      <style:text-properties style:use-window-font-color="true" style:font-name="Calibri1" fo:font-size="8pt" style:font-size-asian="8pt" style:font-size-complex="8pt"/>
    </style:style>
    <style:style style:name="T20" style:family="text">
      <style:text-properties style:use-window-font-color="true" style:font-name="Calibri1" fo:font-size="8pt" fo:letter-spacing="-0.0028in" style:font-size-asian="8pt" style:font-size-complex="8pt"/>
    </style:style>
    <style:style style:name="T21" style:family="text">
      <style:text-properties style:use-window-font-color="true" style:font-name="Calibri1" fo:font-size="8pt" fo:letter-spacing="-0.0028in" fo:font-weight="normal" officeooo:rsid="002846e5" style:font-size-asian="8pt" style:font-weight-asian="normal" style:font-size-complex="8pt" style:font-weight-complex="normal"/>
    </style:style>
    <style:style style:name="T22" style:family="text">
      <style:text-properties style:use-window-font-color="true" style:font-name="Calibri1" fo:font-size="8pt" fo:letter-spacing="-0.0028in" fo:font-weight="normal" officeooo:rsid="00311b7a" style:font-size-asian="8pt" style:font-weight-asian="normal" style:font-size-complex="8pt" style:font-weight-complex="normal"/>
    </style:style>
    <style:style style:name="T23" style:family="text">
      <style:text-properties style:use-window-font-color="true" style:font-name="Calibri1" fo:font-size="8pt" fo:letter-spacing="-0.002in" style:font-size-asian="8pt" style:font-size-complex="8pt"/>
    </style:style>
    <style:style style:name="T24" style:family="text">
      <style:text-properties style:use-window-font-color="true" style:font-name="Calibri1" fo:font-size="8pt" fo:letter-spacing="-0.002in" fo:font-weight="normal" officeooo:rsid="002846e5" style:font-size-asian="8pt" style:font-weight-asian="normal" style:font-size-complex="8pt" style:font-weight-complex="normal"/>
    </style:style>
    <style:style style:name="T25" style:family="text">
      <style:text-properties style:use-window-font-color="true" style:font-name="Calibri1" fo:font-size="8pt" fo:letter-spacing="-0.0035in" style:font-size-asian="8pt" style:font-size-complex="8pt"/>
    </style:style>
    <style:style style:name="T26" style:family="text">
      <style:text-properties style:use-window-font-color="true" style:font-name="Calibri1" fo:font-size="8pt" fo:letter-spacing="0.0409in" style:font-size-asian="8pt" style:font-size-complex="8pt"/>
    </style:style>
    <style:style style:name="T27" style:family="text">
      <style:text-properties style:use-window-font-color="true" style:font-name="Calibri1" fo:font-size="8pt" fo:letter-spacing="-0.0016in" style:font-size-asian="8pt" style:font-size-complex="8pt"/>
    </style:style>
    <style:style style:name="T28" style:family="text">
      <style:text-properties style:use-window-font-color="true" style:font-name="Calibri1" fo:font-size="8pt" fo:letter-spacing="-0.0016in" fo:font-weight="normal" officeooo:rsid="002a3c7f" style:font-size-asian="8pt" style:font-weight-asian="normal" style:font-size-complex="8pt" style:font-weight-complex="normal"/>
    </style:style>
    <style:style style:name="T29" style:family="text">
      <style:text-properties style:use-window-font-color="true" style:font-name="Calibri1" fo:font-size="8pt" fo:letter-spacing="-0.0016in" fo:font-weight="normal" officeooo:rsid="002846e5" style:font-size-asian="8pt" style:font-weight-asian="normal" style:font-size-complex="8pt" style:font-weight-complex="normal"/>
    </style:style>
    <style:style style:name="T30" style:family="text">
      <style:text-properties style:use-window-font-color="true" style:font-name="Calibri1" fo:font-size="8pt" fo:letter-spacing="0.002in" style:font-size-asian="8pt" style:font-size-complex="8pt"/>
    </style:style>
    <style:style style:name="T31" style:family="text">
      <style:text-properties style:use-window-font-color="true" style:font-name="Calibri1" fo:font-size="8pt" fo:letter-spacing="0.0398in" style:font-size-asian="8pt" style:font-size-complex="8pt" style:text-scale="99%"/>
    </style:style>
    <style:style style:name="T32" style:family="text">
      <style:text-properties style:use-window-font-color="true" style:font-name="Calibri1" fo:font-size="8pt" fo:letter-spacing="0.0453in" style:font-size-asian="8pt" style:font-size-complex="8pt"/>
    </style:style>
    <style:style style:name="T33" style:family="text">
      <style:text-properties style:use-window-font-color="true" style:font-name="Calibri1" fo:font-size="8pt" fo:letter-spacing="-0.0075in" style:font-size-asian="8pt" style:font-size-complex="8pt"/>
    </style:style>
    <style:style style:name="T34" style:family="text">
      <style:text-properties style:use-window-font-color="true" style:font-name="Calibri1" fo:font-size="8pt" fo:letter-spacing="-0.0075in" officeooo:rsid="0011d1d0" style:font-size-asian="8pt" style:font-size-complex="8pt"/>
    </style:style>
    <style:style style:name="T35" style:family="text">
      <style:text-properties style:use-window-font-color="true" style:font-name="Calibri1" fo:font-size="8pt" fo:letter-spacing="-0.0043in" style:font-size-asian="8pt" style:font-size-complex="8pt"/>
    </style:style>
    <style:style style:name="T36" style:family="text">
      <style:text-properties style:use-window-font-color="true" style:font-name="Calibri1" fo:font-size="9pt" fo:letter-spacing="-0.0008in" style:font-size-asian="9pt" style:font-size-complex="9pt"/>
    </style:style>
    <style:style style:name="T37" style:family="text">
      <style:text-properties style:use-window-font-color="true" style:font-name="Calibri1" fo:font-size="9pt" fo:letter-spacing="-0.0008in" officeooo:rsid="0018115d" style:font-size-asian="9pt" style:font-size-complex="9pt"/>
    </style:style>
    <style:style style:name="T38" style:family="text">
      <style:text-properties style:use-window-font-color="true" style:font-name="Calibri1" fo:font-size="9pt" fo:letter-spacing="-0.0008in" officeooo:rsid="0018c145" style:font-size-asian="9pt" style:font-size-complex="9pt"/>
    </style:style>
    <style:style style:name="T39" style:family="text">
      <style:text-properties style:use-window-font-color="true" style:font-name="Calibri1" fo:font-size="9pt" fo:letter-spacing="-0.0008in" officeooo:rsid="0018df34" style:font-size-asian="9pt" style:font-size-complex="9pt"/>
    </style:style>
    <style:style style:name="T40" style:family="text">
      <style:text-properties style:use-window-font-color="true" style:font-name="Calibri1" fo:font-size="9pt" fo:letter-spacing="-0.0008in" officeooo:rsid="001a418a" style:font-size-asian="9pt" style:font-size-complex="9pt"/>
    </style:style>
    <style:style style:name="T41" style:family="text">
      <style:text-properties style:use-window-font-color="true" style:font-name="Calibri1" fo:font-size="9pt" fo:letter-spacing="-0.0008in" officeooo:rsid="001faf0d" style:font-size-asian="9pt" style:font-size-complex="9pt"/>
    </style:style>
    <style:style style:name="T42" style:family="text">
      <style:text-properties style:use-window-font-color="true" style:font-name="Calibri1" fo:font-size="9pt" fo:letter-spacing="-0.0008in" officeooo:rsid="002348c8" style:font-size-asian="9pt" style:font-size-complex="9pt"/>
    </style:style>
    <style:style style:name="T43" style:family="text">
      <style:text-properties style:use-window-font-color="true" style:font-name="Calibri1" fo:font-size="9pt" fo:letter-spacing="-0.0008in" officeooo:rsid="0024a044" style:font-size-asian="9pt" style:font-size-complex="9pt"/>
    </style:style>
    <style:style style:name="T44" style:family="text">
      <style:text-properties style:use-window-font-color="true" style:font-name="Calibri1" fo:font-size="9pt" fo:letter-spacing="-0.0008in" officeooo:rsid="00260867" style:font-size-asian="9pt" style:font-size-complex="9pt"/>
    </style:style>
    <style:style style:name="T45" style:family="text">
      <style:text-properties style:use-window-font-color="true" style:font-name="Calibri1" fo:font-size="9pt" fo:letter-spacing="-0.0008in" officeooo:rsid="00278f24" style:font-size-asian="9pt" style:font-size-complex="9pt"/>
    </style:style>
    <style:style style:name="T46" style:family="text">
      <style:text-properties style:use-window-font-color="true" style:font-name="Calibri1" fo:font-size="9pt" fo:letter-spacing="-0.0008in" officeooo:rsid="00290268" style:font-size-asian="9pt" style:font-size-complex="9pt"/>
    </style:style>
    <style:style style:name="T47" style:family="text">
      <style:text-properties style:use-window-font-color="true" style:font-name="Calibri1" fo:font-size="9pt" fo:letter-spacing="-0.0008in" officeooo:rsid="002e3dc4" style:font-size-asian="9pt" style:font-size-complex="9pt"/>
    </style:style>
    <style:style style:name="T48" style:family="text">
      <style:text-properties style:use-window-font-color="true" style:font-name="Calibri1" fo:font-size="9pt" fo:letter-spacing="-0.0008in" fo:font-weight="bold" officeooo:rsid="000c59a1" style:font-size-asian="9pt" style:font-weight-asian="bold" style:font-size-complex="9pt"/>
    </style:style>
    <style:style style:name="T49" style:family="text">
      <style:text-properties style:use-window-font-color="true" style:font-name="Calibri1" fo:font-size="9pt" fo:letter-spacing="-0.0008in" fo:font-weight="bold" style:font-size-asian="9pt" style:font-weight-asian="bold" style:font-size-complex="9pt" style:font-weight-complex="bold"/>
    </style:style>
    <style:style style:name="T50" style:family="text">
      <style:text-properties style:use-window-font-color="true" style:font-name="Calibri1" fo:font-size="9pt" fo:letter-spacing="-0.0008in" fo:font-weight="bold" officeooo:rsid="000d0196" style:font-size-asian="9pt" style:font-weight-asian="bold" style:font-size-complex="9pt" style:font-weight-complex="bold"/>
    </style:style>
    <style:style style:name="T51" style:family="text">
      <style:text-properties style:use-window-font-color="true" style:font-name="Calibri1" fo:font-size="9pt" fo:letter-spacing="-0.0008in" fo:font-weight="bold" officeooo:rsid="000d52e9" style:font-size-asian="9pt" style:font-weight-asian="bold" style:font-size-complex="9pt" style:font-weight-complex="bold"/>
    </style:style>
    <style:style style:name="T52" style:family="text">
      <style:text-properties style:use-window-font-color="true" style:font-name="Calibri1" fo:font-size="9pt" fo:letter-spacing="-0.0008in" fo:font-weight="bold" officeooo:rsid="0020078e" style:font-size-asian="9pt" style:font-weight-asian="bold" style:font-size-complex="9pt"/>
    </style:style>
    <style:style style:name="T53" style:family="text">
      <style:text-properties style:use-window-font-color="true" style:font-name="Calibri1" fo:font-size="9pt" fo:letter-spacing="-0.0008in" fo:font-weight="bold" officeooo:rsid="000c59a1" style:font-size-asian="9pt" style:font-weight-asian="bold" style:font-size-complex="9pt" style:font-weight-complex="normal"/>
    </style:style>
    <style:style style:name="T54" style:family="text">
      <style:text-properties style:use-window-font-color="true" style:font-name="Calibri1" fo:font-size="9pt" fo:letter-spacing="-0.0008in" fo:font-weight="bold" officeooo:rsid="0020078e" style:font-size-asian="9pt" style:font-weight-asian="bold" style:font-size-complex="9pt" style:font-weight-complex="normal"/>
    </style:style>
    <style:style style:name="T55" style:family="text">
      <style:text-properties style:use-window-font-color="true" style:font-name="Calibri1" fo:font-size="9pt" fo:letter-spacing="-0.002in" style:font-size-asian="9pt" style:font-size-complex="9pt"/>
    </style:style>
    <style:style style:name="T56" style:family="text">
      <style:text-properties style:use-window-font-color="true" style:font-name="Calibri1" fo:font-size="9pt" fo:letter-spacing="-0.002in" officeooo:rsid="0017ce61" style:font-size-asian="9pt" style:font-size-complex="9pt"/>
    </style:style>
    <style:style style:name="T57" style:family="text">
      <style:text-properties style:use-window-font-color="true" style:font-name="Calibri1" fo:font-size="9pt" fo:letter-spacing="-0.0028in" style:font-size-asian="9pt" style:font-size-complex="9pt"/>
    </style:style>
    <style:style style:name="T58" style:family="text">
      <style:text-properties style:use-window-font-color="true" style:font-name="Calibri1" fo:font-size="9pt" fo:letter-spacing="-0.0035in" style:font-size-asian="9pt" style:font-size-complex="9pt"/>
    </style:style>
    <style:style style:name="T59" style:family="text">
      <style:text-properties style:use-window-font-color="true" style:font-name="Calibri1" fo:font-size="9pt" fo:letter-spacing="-0.0035in" officeooo:rsid="0021a8f4" style:font-size-asian="9pt" style:font-size-complex="9pt"/>
    </style:style>
    <style:style style:name="T60" style:family="text">
      <style:text-properties style:use-window-font-color="true" style:font-name="Calibri1" fo:font-size="9pt" fo:letter-spacing="-0.0016in" style:font-size-asian="9pt" style:font-size-complex="9pt"/>
    </style:style>
    <style:style style:name="T61" style:family="text">
      <style:text-properties style:use-window-font-color="true" style:font-name="Calibri1" fo:font-size="9pt" fo:letter-spacing="-0.0016in" fo:font-weight="bold" style:font-size-asian="9pt" style:font-weight-asian="bold" style:font-size-complex="9pt" style:font-weight-complex="bold"/>
    </style:style>
    <style:style style:name="T62" style:family="text">
      <style:text-properties style:use-window-font-color="true" style:font-name="Calibri1" fo:font-size="9pt" style:font-size-asian="9pt" style:font-size-complex="9pt"/>
    </style:style>
    <style:style style:name="T63" style:family="text">
      <style:text-properties style:use-window-font-color="true" style:font-name="Calibri1" fo:font-size="9pt" fo:letter-spacing="0.0508in" style:font-name-asian="Times New Roman" style:font-size-asian="9pt" style:font-name-complex="Times New Roman" style:font-size-complex="9pt" style:text-scale="99%"/>
    </style:style>
    <style:style style:name="T64" style:family="text">
      <style:text-properties style:use-window-font-color="true" style:font-name="Calibri1" fo:font-size="9pt" fo:letter-spacing="0.0437in" style:font-name-asian="Times New Roman" style:font-size-asian="9pt" style:font-name-complex="Times New Roman" style:font-size-complex="9pt"/>
    </style:style>
    <style:style style:name="T65" style:family="text">
      <style:text-properties style:use-window-font-color="true" style:font-name="Calibri1" fo:font-size="9pt" fo:letter-spacing="-0.0043in" style:font-size-asian="9pt" style:font-size-complex="9pt"/>
    </style:style>
    <style:style style:name="T66" style:family="text">
      <style:text-properties style:use-window-font-color="true" style:font-name="Calibri1" fo:font-size="9pt" fo:letter-spacing="0.0193in" style:font-size-asian="9pt" style:font-size-complex="9pt" style:text-scale="99%"/>
    </style:style>
    <style:style style:name="T67" style:family="text">
      <style:text-properties style:use-window-font-color="true" style:font-name="Calibri1" fo:font-size="9pt" fo:font-weight="bold" style:font-size-asian="9pt" style:font-weight-asian="bold" style:font-size-complex="9pt" style:font-weight-complex="bold"/>
    </style:style>
    <style:style style:name="T68" style:family="text">
      <style:text-properties style:use-window-font-color="true" style:font-name="Calibri1" fo:font-size="9pt" fo:font-weight="bold" officeooo:rsid="00104e76" style:font-size-asian="9pt" style:font-weight-asian="bold" style:font-size-complex="9pt" style:font-weight-complex="bold"/>
    </style:style>
    <style:style style:name="T69" style:family="text">
      <style:text-properties style:use-window-font-color="true" style:font-name="Calibri1" fo:letter-spacing="-0.0008in"/>
    </style:style>
    <style:style style:name="T70" style:family="text">
      <style:text-properties style:use-window-font-color="true" style:font-name="Calibri1" fo:letter-spacing="-0.0008in" fo:font-weight="normal" style:font-weight-asian="normal" style:font-weight-complex="normal"/>
    </style:style>
    <style:style style:name="T71" style:family="text">
      <style:text-properties style:use-window-font-color="true" style:font-name="Calibri1" fo:letter-spacing="-0.0008in" fo:font-weight="normal" officeooo:rsid="000a83f2" style:font-weight-asian="normal" style:font-weight-complex="normal"/>
    </style:style>
    <style:style style:name="T72" style:family="text">
      <style:text-properties style:use-window-font-color="true" style:font-name="Calibri1" fo:letter-spacing="-0.0008in" fo:font-weight="normal" officeooo:rsid="000841aa" style:font-weight-asian="normal" style:font-weight-complex="normal"/>
    </style:style>
    <style:style style:name="T73" style:family="text">
      <style:text-properties style:use-window-font-color="true" style:font-name="Calibri1" fo:letter-spacing="-0.0008in" fo:font-weight="normal" officeooo:rsid="000c59a1" style:font-weight-asian="normal" style:font-weight-complex="normal"/>
    </style:style>
    <style:style style:name="T74" style:family="text">
      <style:text-properties style:use-window-font-color="true" style:font-name="Calibri1" fo:letter-spacing="-0.0008in" fo:font-weight="normal" officeooo:rsid="002846e5" style:font-weight-asian="normal" style:font-weight-complex="normal"/>
    </style:style>
    <style:style style:name="T75" style:family="text">
      <style:text-properties style:use-window-font-color="true" style:font-name="Calibri1" fo:letter-spacing="-0.0008in" fo:font-weight="normal" officeooo:rsid="002a3c7f" style:font-weight-asian="normal" style:font-weight-complex="normal"/>
    </style:style>
    <style:style style:name="T76" style:family="text">
      <style:text-properties style:use-window-font-color="true" style:font-name="Calibri1" fo:letter-spacing="-0.0008in" fo:font-weight="bold" officeooo:rsid="000841aa" style:font-weight-asian="bold" style:font-weight-complex="bold"/>
    </style:style>
    <style:style style:name="T77" style:family="text">
      <style:text-properties style:use-window-font-color="true" style:font-name="Calibri1" fo:letter-spacing="-0.0008in" officeooo:rsid="000ee767"/>
    </style:style>
    <style:style style:name="T78" style:family="text">
      <style:text-properties style:use-window-font-color="true" style:font-name="Calibri1" fo:font-size="18pt" fo:letter-spacing="-0.0008in" fo:font-weight="bold" style:font-size-asian="18pt" style:font-weight-asian="bold" style:font-size-complex="18pt"/>
    </style:style>
    <style:style style:name="T79" style:family="text">
      <style:text-properties style:use-window-font-color="true" style:font-name="Calibri1" fo:font-size="18pt" fo:letter-spacing="-0.0102in" fo:font-weight="bold" style:font-size-asian="18pt" style:font-weight-asian="bold" style:font-size-complex="18pt"/>
    </style:style>
    <style:style style:name="T80" style:family="text">
      <style:text-properties style:use-window-font-color="true" style:font-name="Calibri1" fo:font-size="18pt" fo:letter-spacing="-0.0075in" fo:font-weight="bold" style:font-size-asian="18pt" style:font-weight-asian="bold" style:font-size-complex="18pt"/>
    </style:style>
    <style:style style:name="T81" style:family="text">
      <style:text-properties style:use-window-font-color="true" style:font-name="Calibri1" fo:font-size="10pt" fo:letter-spacing="-0.0008in" fo:font-weight="normal" officeooo:rsid="000c59a1" style:font-size-asian="10pt" style:font-weight-asian="normal" style:font-size-complex="10pt" style:font-weight-complex="normal"/>
    </style:style>
    <style:style style:name="T82" style:family="text">
      <style:text-properties style:use-window-font-color="true" style:font-name="Calibri1" fo:font-size="10pt" fo:letter-spacing="-0.0008in" fo:font-weight="normal" officeooo:rsid="00290268" style:font-size-asian="10pt" style:font-weight-asian="normal" style:font-size-complex="10pt" style:font-weight-complex="normal"/>
    </style:style>
    <style:style style:name="T83" style:family="text">
      <style:text-properties style:use-window-font-color="true" style:font-name="Calibri1" fo:font-size="10pt" fo:letter-spacing="-0.0008in" fo:font-weight="bold" style:font-size-asian="10pt" style:font-weight-asian="bold" style:font-size-complex="10pt" style:font-weight-complex="bold"/>
    </style:style>
    <style:style style:name="T84" style:family="text">
      <style:text-properties style:use-window-font-color="true" style:font-name="Calibri1" fo:font-size="10pt" fo:letter-spacing="-0.0008in" fo:font-weight="bold" officeooo:rsid="000d0196" style:font-size-asian="10pt" style:font-weight-asian="bold" style:font-size-complex="10pt" style:font-weight-complex="bold"/>
    </style:style>
    <style:style style:name="T85" style:family="text">
      <style:text-properties style:use-window-font-color="true" style:font-name="Calibri1" fo:font-size="10pt" fo:letter-spacing="-0.0008in" fo:font-weight="bold" officeooo:rsid="000d52e9" style:font-size-asian="10pt" style:font-weight-asian="bold" style:font-size-complex="10pt" style:font-weight-complex="bold"/>
    </style:style>
    <style:style style:name="T86" style:family="text">
      <style:text-properties style:use-window-font-color="true" style:font-name="Calibri1" fo:font-size="13pt" fo:letter-spacing="0.0035in" fo:font-weight="bold" style:font-size-asian="13pt" style:font-weight-asian="bold" style:font-weight-complex="bold"/>
    </style:style>
    <style:style style:name="T87" style:family="text">
      <style:text-properties fo:color="#0000ff" style:font-name="Calibri1" fo:font-size="8pt" fo:letter-spacing="-0.0008in" style:text-underline-style="solid" style:text-underline-width="auto" style:text-underline-color="#1d814c" style:text-underline-mode="continuous" style:text-overline-mode="continuous" style:text-line-through-mode="continuous" style:font-size-asian="8pt" style:font-size-complex="8pt"/>
    </style:style>
    <style:style style:name="T88" style:family="text">
      <style:text-properties fo:color="#0000ff" style:font-name="Calibri1" fo:font-size="8pt" fo:letter-spacing="-0.0008in" style:text-underline-style="solid" style:text-underline-width="auto" style:text-underline-color="#1d814c" officeooo:rsid="002e3dc4" style:text-underline-mode="continuous" style:text-overline-mode="continuous" style:text-line-through-mode="continuous" style:font-size-asian="8pt" style:font-size-complex="8pt"/>
    </style:style>
    <style:style style:name="T89" style:family="text">
      <style:text-properties fo:color="#0000ff" style:font-name="Calibri1" fo:font-size="8pt" fo:letter-spacing="-0.0008in" style:text-underline-style="solid" style:text-underline-width="auto" style:text-underline-color="#1d814c" officeooo:rsid="00311b7a" style:text-underline-mode="continuous" style:text-overline-mode="continuous" style:text-line-through-mode="continuous" style:font-size-asian="8pt" style:font-size-complex="8pt"/>
    </style:style>
    <style:style style:name="T90" style:family="text">
      <style:text-properties fo:color="#0000ff" style:font-name="Calibri1" fo:font-size="8pt" style:font-size-asian="8pt" style:font-size-complex="8pt"/>
    </style:style>
    <style:style style:name="T91" style:family="text">
      <style:text-properties fo:color="#0000ff" style:font-name="Calibri1" fo:font-size="8pt" officeooo:rsid="00104e76" style:font-size-asian="8pt" style:font-size-complex="8pt"/>
    </style:style>
    <style:style style:name="T92" style:family="text">
      <style:text-properties fo:color="#0000ff" style:font-name="Calibri1" fo:font-size="8pt" fo:letter-spacing="-0.0071in" style:font-size-asian="8pt" style:font-size-complex="8pt"/>
    </style:style>
    <style:style style:name="T93" style:family="text">
      <style:text-properties fo:color="#0000ff" style:font-name="Calibri1" fo:font-size="8pt" fo:letter-spacing="-0.0063in" style:text-underline-style="solid" style:text-underline-width="auto" style:text-underline-color="#1d814c" style:text-underline-mode="continuous" style:text-overline-mode="continuous" style:text-line-through-mode="continuous" style:font-size-asian="8pt" style:font-size-complex="8pt"/>
    </style:style>
    <style:style style:name="T94" style:family="text">
      <style:text-properties fo:color="#0000ff" style:font-name="Calibri1" fo:font-size="8pt" fo:letter-spacing="-0.0091in" style:font-size-asian="8pt" style:font-size-complex="8pt"/>
    </style:style>
    <style:style style:name="T95" style:family="text">
      <style:text-properties fo:color="#0000ff" fo:font-size="8pt" style:font-size-asian="8pt" style:font-size-complex="8pt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807*" fo:start-indent="0in" fo:end-indent="0.0138in"/>
          <style:column style:rel-width="5173*" fo:start-indent="0.0138in" fo:end-indent="0in"/>
        </style:columns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9957in" fo:text-indent="-0.25in" fo:margin-left="0.995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57in" fo:text-indent="-0.25in" fo:margin-left="1.2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57in" fo:text-indent="-0.25in" fo:margin-left="1.4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57in" fo:text-indent="-0.25in" fo:margin-left="1.7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57in" fo:text-indent="-0.25in" fo:margin-left="1.9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57in" fo:text-indent="-0.25in" fo:margin-left="2.2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57in" fo:text-indent="-0.25in" fo:margin-left="2.4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57in" fo:text-indent="-0.25in" fo:margin-left="2.7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57in" fo:text-indent="-0.25in" fo:margin-left="2.9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57in" fo:text-indent="-0.25in" fo:margin-left="3.2457in"/>
        </style:list-level-properties>
      </text:list-level-style-bullet>
    </text:list-style>
    <text:list-style style:name="L2">
      <text:list-level-style-bullet text:level="1" text:style-name="WW_5f_CharLFO3LVL1" text:bullet-char="">
        <style:list-level-properties text:space-before="0.7457in" text:min-label-width="0.25in"/>
        <style:text-properties style:font-name="Symbol"/>
      </text:list-level-style-bullet>
      <text:list-level-style-bullet text:level="2" text:bullet-char="•">
        <style:list-level-properties text:space-before="1.339in" text:min-label-width="0.25in"/>
      </text:list-level-style-bullet>
      <text:list-level-style-bullet text:level="3" text:bullet-char="•">
        <style:list-level-properties text:space-before="1.9327in" text:min-label-width="0.25in"/>
      </text:list-level-style-bullet>
      <text:list-level-style-bullet text:level="4" text:bullet-char="•">
        <style:list-level-properties text:space-before="2.5256in" text:min-label-width="0.25in"/>
      </text:list-level-style-bullet>
      <text:list-level-style-bullet text:level="5" text:bullet-char="•">
        <style:list-level-properties text:space-before="3.1193in" text:min-label-width="0.25in"/>
      </text:list-level-style-bullet>
      <text:list-level-style-bullet text:level="6" text:bullet-char="•">
        <style:list-level-properties text:space-before="3.7134in" text:min-label-width="0.25in"/>
      </text:list-level-style-bullet>
      <text:list-level-style-bullet text:level="7" text:bullet-char="•">
        <style:list-level-properties text:space-before="4.3063in" text:min-label-width="0.25in"/>
      </text:list-level-style-bullet>
      <text:list-level-style-bullet text:level="8" text:bullet-char="•">
        <style:list-level-properties text:space-before="4.9in" text:min-label-width="0.25in"/>
      </text:list-level-style-bullet>
      <text:list-level-style-bullet text:level="9" text:bullet-char="•">
        <style:list-level-properties text:space-before="5.4929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space-before="0.6957in" text:min-label-width="0.25in"/>
        <style:text-properties style:font-name="Symbol"/>
      </text:list-level-style-bullet>
      <text:list-level-style-bullet text:level="2" text:bullet-char="•">
        <style:list-level-properties text:space-before="0.9335in" text:min-label-width="0.25in"/>
      </text:list-level-style-bullet>
      <text:list-level-style-bullet text:level="3" text:bullet-char="•">
        <style:list-level-properties text:space-before="1.1709in" text:min-label-width="0.25in"/>
      </text:list-level-style-bullet>
      <text:list-level-style-bullet text:level="4" text:bullet-char="•">
        <style:list-level-properties text:space-before="1.4091in" text:min-label-width="0.25in"/>
      </text:list-level-style-bullet>
      <text:list-level-style-bullet text:level="5" text:bullet-char="•">
        <style:list-level-properties text:space-before="1.6465in" text:min-label-width="0.25in"/>
      </text:list-level-style-bullet>
      <text:list-level-style-bullet text:level="6" text:bullet-char="•">
        <style:list-level-properties text:space-before="1.8846in" text:min-label-width="0.25in"/>
      </text:list-level-style-bullet>
      <text:list-level-style-bullet text:level="7" text:bullet-char="•">
        <style:list-level-properties text:space-before="2.122in" text:min-label-width="0.25in"/>
      </text:list-level-style-bullet>
      <text:list-level-style-bullet text:level="8" text:bullet-char="•">
        <style:list-level-properties text:space-before="2.3602in" text:min-label-width="0.25in"/>
      </text:list-level-style-bullet>
      <text:list-level-style-bullet text:level="9" text:bullet-char="•">
        <style:list-level-properties text:space-before="2.598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LVL1" text:bullet-char="">
        <style:list-level-properties text:space-before="0.5937in" text:min-label-width="0.25in"/>
        <style:text-properties style:font-name="Symbol"/>
      </text:list-level-style-bullet>
      <text:list-level-style-bullet text:level="2" text:bullet-char="•">
        <style:list-level-properties text:space-before="0.8673in" text:min-label-width="0.25in"/>
      </text:list-level-style-bullet>
      <text:list-level-style-bullet text:level="3" text:bullet-char="•">
        <style:list-level-properties text:space-before="1.1402in" text:min-label-width="0.25in"/>
      </text:list-level-style-bullet>
      <text:list-level-style-bullet text:level="4" text:bullet-char="•">
        <style:list-level-properties text:space-before="1.4138in" text:min-label-width="0.25in"/>
      </text:list-level-style-bullet>
      <text:list-level-style-bullet text:level="5" text:bullet-char="•">
        <style:list-level-properties text:space-before="1.6874in" text:min-label-width="0.25in"/>
      </text:list-level-style-bullet>
      <text:list-level-style-bullet text:level="6" text:bullet-char="•">
        <style:list-level-properties text:space-before="1.961in" text:min-label-width="0.25in"/>
      </text:list-level-style-bullet>
      <text:list-level-style-bullet text:level="7" text:bullet-char="•">
        <style:list-level-properties text:space-before="2.2346in" text:min-label-width="0.25in"/>
      </text:list-level-style-bullet>
      <text:list-level-style-bullet text:level="8" text:bullet-char="•">
        <style:list-level-properties text:space-before="2.5075in" text:min-label-width="0.25in"/>
      </text:list-level-style-bullet>
      <text:list-level-style-bullet text:level="9" text:bullet-char="•">
        <style:list-level-properties text:space-before="2.7811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62in" svg:stroke-color="#bebebe" svg:stroke-opacity="100%" draw:stroke-linejoin="round" draw:fill="none" fo:min-height="0in" fo:min-width="0in" fo:padding-top="0.0043in" fo:padding-bottom="0.0043in" fo:padding-left="0.0043in" fo:padding-right="0.0043in" style:run-through="background"/>
    </style:style>
    <style:style style:name="gr3" style:family="graphic">
      <style:graphic-properties draw:stroke="solid" svg:stroke-width="0.0016in" svg:stroke-color="#bebebe" svg:stroke-opacity="100%" draw:stroke-linejoin="round" draw:fill="none" fo:min-height="0in" fo:min-width="0in" fo:padding-top="-0.0122in" fo:padding-bottom="-0.0122in" fo:padding-left="-0.0122in" fo:padding-right="-0.0122in" style:run-through="background"/>
    </style:style>
    <style:style style:name="gr4" style:family="graphic">
      <style:graphic-properties draw:stroke="solid" svg:stroke-width="0.0016in" svg:stroke-color="#bebebe" svg:stroke-opacity="100%" draw:stroke-linejoin="round" draw:fill="none" fo:min-height="0in" fo:min-width="0in" fo:padding-top="-0.013in" fo:padding-bottom="-0.013in" fo:padding-left="-0.013in" fo:padding-right="-0.013in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Absatz-Standardschriftart"><text:span text:style-name="T78">CV</text:span></text:span><text:span text:style-name="Absatz-Standardschriftart"><text:span text:style-name="T79"> </text:span></text:span><text:span text:style-name="Absatz-Standardschriftart"><text:span text:style-name="T78">SINAN</text:span></text:span><text:span text:style-name="Absatz-Standardschriftart"><text:span text:style-name="T80"> </text:span></text:span><text:span text:style-name="Absatz-Standardschriftart"><text:span text:style-name="T78">SAKAOGLU</text:span></text:span></text:p>
      <text:h text:style-name="P37" text:outline-level="2"><text:a xlink:type="simple" xlink:href="mailto:sinansakaoglu@outlook.com" office:target-frame-name="_top" xlink:show="replace" text:style-name="Internet_20_link" text:visited-style-name="Visited_20_Internet_20_Link"><text:span text:style-name="Absatz-Standardschriftart"><text:span text:style-name="T95">sinansakaoglu@outlook.com</text:span></text:span></text:a><text:a xlink:type="simple" xlink:href="mailto:sinansakaoglu@outlook.com" office:target-frame-name="_top" xlink:show="replace" text:style-name="Internet_20_link" text:visited-style-name="Visited_20_Internet_20_Link"><text:span text:style-name="Absatz-Standardschriftart"><text:span text:style-name="T91"> </text:span></text:span></text:a><text:span text:style-name="Absatz-Standardschriftart"><text:span text:style-name="T90">·</text:span></text:span><text:span text:style-name="Absatz-Standardschriftart"><text:span text:style-name="T92"> </text:span></text:span><text:a xlink:type="simple" xlink:href="http://www.linkedin.com/in/sinansakaoglu" office:target-frame-name="_top" xlink:show="replace" text:style-name="Internet_20_link" text:visited-style-name="Visited_20_Internet_20_Link"><text:span text:style-name="Absatz-Standardschriftart"><text:span text:style-name="T87">linkedin.com/in/sinansakaoglu</text:span></text:span></text:a><text:a xlink:type="simple" xlink:href="http://www.linkedin.com/in/sinansakaoglu" office:target-frame-name="_top" xlink:show="replace" text:style-name="Internet_20_link" text:visited-style-name="Visited_20_Internet_20_Link"><text:span text:style-name="Absatz-Standardschriftart"><text:span text:style-name="T93"> </text:span></text:span></text:a><text:span text:style-name="Absatz-Standardschriftart"><text:span text:style-name="T90">·</text:span></text:span><text:span text:style-name="Absatz-Standardschriftart"><text:span text:style-name="T94"> </text:span></text:span><text:a xlink:type="simple" xlink:href="http://sinansakaoglu.com/" text:style-name="Internet_20_link" text:visited-style-name="Visited_20_Internet_20_Link"><text:span text:style-name="Absatz-Standardschriftart"><text:span text:style-name="T88">sinansakaoglu.com</text:span></text:span></text:a></text:h>
      <text:h text:style-name="P38" text:outline-level="2"><text:span text:style-name="Absatz-Standardschriftart"><text:span text:style-name="T89">+90 539 825 9161</text:span></text:span></text:h>
      <text:p text:style-name="P8"/>
      <text:p text:style-name="P9"/>
      <text:p text:style-name="P4"><text:span text:style-name="Absatz-Standardschriftart"><text:span text:style-name="T36">Since</text:span></text:span><text:span text:style-name="Absatz-Standardschriftart"><text:span text:style-name="T55"> </text:span></text:span><text:span text:style-name="Absatz-Standardschriftart"><text:span text:style-name="T36">my</text:span></text:span><text:span text:style-name="Absatz-Standardschriftart"><text:span text:style-name="T60"> </text:span></text:span><text:span text:style-name="Absatz-Standardschriftart"><text:span text:style-name="T36">childhood,</text:span></text:span><text:span text:style-name="Absatz-Standardschriftart"><text:span text:style-name="T60"> </text:span></text:span><text:span text:style-name="Absatz-Standardschriftart"><text:span text:style-name="T36">because</text:span></text:span><text:span text:style-name="Absatz-Standardschriftart"><text:span text:style-name="T60"> of</text:span></text:span><text:span text:style-name="Absatz-Standardschriftart"><text:span text:style-name="T55"> </text:span></text:span><text:span text:style-name="T62">my</text:span><text:span text:style-name="Absatz-Standardschriftart"><text:span text:style-name="T60"> </text:span></text:span><text:span text:style-name="Absatz-Standardschriftart"><text:span text:style-name="T36">father’s job,</text:span></text:span><text:span text:style-name="Absatz-Standardschriftart"><text:span text:style-name="T57"> </text:span></text:span><text:span text:style-name="Absatz-Standardschriftart"><text:span text:style-name="T36">I’ve</text:span></text:span><text:span text:style-name="Absatz-Standardschriftart"><text:span text:style-name="T55"> </text:span></text:span><text:span text:style-name="Absatz-Standardschriftart"><text:span text:style-name="T36">moved</text:span></text:span><text:span text:style-name="Absatz-Standardschriftart"><text:span text:style-name="T55"> </text:span></text:span><text:span text:style-name="Absatz-Standardschriftart"><text:span text:style-name="T36">11</text:span></text:span><text:span text:style-name="Absatz-Standardschriftart"><text:span text:style-name="T60"> </text:span></text:span><text:span text:style-name="Absatz-Standardschriftart"><text:span text:style-name="T36">times,</text:span></text:span><text:span text:style-name="Absatz-Standardschriftart"><text:span text:style-name="T57"> </text:span></text:span><text:span text:style-name="T62">9</text:span><text:span text:style-name="Absatz-Standardschriftart"><text:span text:style-name="T57"> </text:span></text:span><text:span text:style-name="Absatz-Standardschriftart"><text:span text:style-name="T36">different</text:span></text:span><text:span text:style-name="Absatz-Standardschriftart"><text:span text:style-name="T57"> </text:span></text:span><text:span text:style-name="Absatz-Standardschriftart"><text:span text:style-name="T36">cities</text:span></text:span><text:span text:style-name="Absatz-Standardschriftart"><text:span text:style-name="T58"> </text:span></text:span><text:span text:style-name="T62">and</text:span><text:span text:style-name="Absatz-Standardschriftart"><text:span text:style-name="T55"> </text:span></text:span><text:span text:style-name="Absatz-Standardschriftart"><text:span text:style-name="T56">3</text:span></text:span><text:span text:style-name="Absatz-Standardschriftart"><text:span text:style-name="T57"> </text:span></text:span><text:span text:style-name="Absatz-Standardschriftart"><text:span text:style-name="T36">different</text:span></text:span><text:span text:style-name="Absatz-Standardschriftart"><text:span text:style-name="T63"> </text:span></text:span><text:span text:style-name="Absatz-Standardschriftart"><text:span text:style-name="T36">continents.</text:span></text:span><text:span text:style-name="Absatz-Standardschriftart"><text:span text:style-name="T60"> </text:span></text:span><text:span text:style-name="Absatz-Standardschriftart"><text:span text:style-name="T36">This</text:span></text:span><text:span text:style-name="Absatz-Standardschriftart"><text:span text:style-name="T60"> </text:span></text:span><text:span text:style-name="Absatz-Standardschriftart"><text:span text:style-name="T36">has</text:span></text:span><text:span text:style-name="Absatz-Standardschriftart"><text:span text:style-name="T55"> </text:span></text:span><text:span text:style-name="Absatz-Standardschriftart"><text:span text:style-name="T36">allowed</text:span></text:span><text:span text:style-name="Absatz-Standardschriftart"><text:span text:style-name="T60"> </text:span></text:span><text:span text:style-name="T62">me</text:span><text:span text:style-name="Absatz-Standardschriftart"><text:span text:style-name="T60"> </text:span></text:span><text:span text:style-name="Absatz-Standardschriftart"><text:span text:style-name="T36">to</text:span></text:span><text:span text:style-name="Absatz-Standardschriftart"><text:span text:style-name="T60"> </text:span></text:span><text:span text:style-name="T62">be</text:span><text:span text:style-name="Absatz-Standardschriftart"><text:span text:style-name="T60"> </text:span></text:span><text:span text:style-name="Absatz-Standardschriftart"><text:span text:style-name="T36">an</text:span></text:span><text:span text:style-name="Absatz-Standardschriftart"><text:span text:style-name="T60"> </text:span></text:span><text:span text:style-name="Absatz-Standardschriftart"><text:span text:style-name="T36">agile</text:span></text:span><text:span text:style-name="Absatz-Standardschriftart"><text:span text:style-name="T60"> </text:span></text:span><text:span text:style-name="Absatz-Standardschriftart"><text:span text:style-name="T36">person</text:span></text:span><text:span text:style-name="Absatz-Standardschriftart"><text:span text:style-name="T60"> </text:span></text:span><text:span text:style-name="T62">who</text:span><text:span text:style-name="Absatz-Standardschriftart"><text:span text:style-name="T58"> </text:span></text:span><text:span text:style-name="Absatz-Standardschriftart"><text:span text:style-name="T36">can</text:span></text:span><text:span text:style-name="Absatz-Standardschriftart"><text:span text:style-name="T60"> </text:span></text:span><text:span text:style-name="Absatz-Standardschriftart"><text:span text:style-name="T36">survive</text:span></text:span><text:span text:style-name="Absatz-Standardschriftart"><text:span text:style-name="T60"> </text:span></text:span><text:span text:style-name="Absatz-Standardschriftart"><text:span text:style-name="T36">in</text:span></text:span><text:span text:style-name="Absatz-Standardschriftart"><text:span text:style-name="T55"> </text:span></text:span><text:span text:style-name="T62">any</text:span><text:span text:style-name="Absatz-Standardschriftart"><text:span text:style-name="T60"> </text:span></text:span><text:span text:style-name="Absatz-Standardschriftart"><text:span text:style-name="T36">condition,</text:span></text:span><text:span text:style-name="Absatz-Standardschriftart"><text:span text:style-name="T55"> </text:span></text:span><text:span text:style-name="Absatz-Standardschriftart"><text:span text:style-name="T36">take</text:span></text:span><text:span text:style-name="Absatz-Standardschriftart"><text:span text:style-name="T60"> </text:span></text:span><text:span text:style-name="Absatz-Standardschriftart"><text:span text:style-name="T36">challenges</text:span></text:span><text:span text:style-name="Absatz-Standardschriftart"><text:span text:style-name="T64"> </text:span></text:span><text:span text:style-name="Absatz-Standardschriftart"><text:span text:style-name="T36">with</text:span></text:span><text:span text:style-name="Absatz-Standardschriftart"><text:span text:style-name="T55"> </text:span></text:span><text:span text:style-name="Absatz-Standardschriftart"><text:span text:style-name="T36">ease,</text:span></text:span><text:span text:style-name="Absatz-Standardschriftart"><text:span text:style-name="T60"> </text:span></text:span><text:span text:style-name="Absatz-Standardschriftart"><text:span text:style-name="T36">learn</text:span></text:span><text:span text:style-name="Absatz-Standardschriftart"><text:span text:style-name="T60"> </text:span></text:span><text:span text:style-name="Absatz-Standardschriftart"><text:span text:style-name="T36">fast</text:span></text:span><text:span text:style-name="Absatz-Standardschriftart"><text:span text:style-name="T55"> </text:span></text:span><text:span text:style-name="Absatz-Standardschriftart"><text:span text:style-name="T36">act</text:span></text:span><text:span text:style-name="Absatz-Standardschriftart"><text:span text:style-name="T60"> </text:span></text:span><text:span text:style-name="Absatz-Standardschriftart"><text:span text:style-name="T36">faster</text:span></text:span><text:span text:style-name="Absatz-Standardschriftart"><text:span text:style-name="T57"> </text:span></text:span><text:span text:style-name="Absatz-Standardschriftart"><text:span text:style-name="T36">and</text:span></text:span><text:span text:style-name="Absatz-Standardschriftart"><text:span text:style-name="T60"> </text:span></text:span><text:span text:style-name="Absatz-Standardschriftart"><text:span text:style-name="T36">work</text:span></text:span><text:span text:style-name="Absatz-Standardschriftart"><text:span text:style-name="T55"> </text:span></text:span><text:span text:style-name="Absatz-Standardschriftart"><text:span text:style-name="T36">with</text:span></text:span><text:span text:style-name="Absatz-Standardschriftart"><text:span text:style-name="T55"> </text:span></text:span><text:span text:style-name="T62">any</text:span><text:span text:style-name="Absatz-Standardschriftart"><text:span text:style-name="T60"> </text:span></text:span><text:span text:style-name="Absatz-Standardschriftart"><text:span text:style-name="T36">person</text:span></text:span><text:span text:style-name="Absatz-Standardschriftart"><text:span text:style-name="T60"> </text:span></text:span><text:span text:style-name="Absatz-Standardschriftart"><text:span text:style-name="T36">and</text:span></text:span><text:span text:style-name="Absatz-Standardschriftart"><text:span text:style-name="T55"> </text:span></text:span><text:span text:style-name="T62">any</text:span><text:span text:style-name="Absatz-Standardschriftart"><text:span text:style-name="T55"> </text:span></text:span><text:span text:style-name="Absatz-Standardschriftart"><text:span text:style-name="T36">team.</text:span></text:span><text:span text:style-name="Absatz-Standardschriftart"><text:span text:style-name="T60"> </text:span></text:span><text:span text:style-name="Absatz-Standardschriftart"><text:span text:style-name="T36"><text:s/></text:span></text:span><text:span text:style-name="Absatz-Standardschriftart"><text:span text:style-name="T37">I am very </text:span></text:span><text:span text:style-name="Absatz-Standardschriftart"><text:span text:style-name="T40">passionate about </text:span></text:span><text:span text:style-name="Absatz-Standardschriftart"><text:span text:style-name="T41">creating software that matters, if at the end of the day an application I made improved a person’s life, I consider that success. </text:span></text:span></text:p>
      <text:p text:style-name="P5"><text:span text:style-name="Absatz-Standardschriftart"><text:span text:style-name="T77"/></text:span></text:p>
      <text:p text:style-name="P36"><text:span text:style-name="Absatz-Standardschriftart"><text:span text:style-name="T76"><text:s text:c="15"/></text:span></text:span><text:span text:style-name="Absatz-Standardschriftart"><text:span text:style-name="T72">EDUCATION</text:span></text:span></text:p>
      <text:p text:style-name="P24"/>
      <text:h text:style-name="P41" text:outline-level="2"><text:span text:style-name="Absatz-Standardschriftart"><text:span text:style-name="T70">2016-</text:span></text:span><text:span text:style-name="Absatz-Standardschriftart"><text:span text:style-name="T75">Present</text:span></text:span></text:h>
      <text:p text:style-name="P23"><text:span text:style-name="Absatz-Standardschriftart"><text:span text:style-name="T49">C</text:span></text:span><text:span text:style-name="Absatz-Standardschriftart"><text:span text:style-name="T51">omputer Technology and Information Systems</text:span></text:span><text:span text:style-name="Absatz-Standardschriftart"><text:span text:style-name="T61"> </text:span></text:span><text:span text:style-name="Absatz-Standardschriftart"><text:span text:style-name="T49">B.S.,</text:span></text:span><text:span text:style-name="Absatz-Standardschriftart"><text:span text:style-name="T86"> </text:span></text:span><text:span text:style-name="Absatz-Standardschriftart"><text:span text:style-name="T83">B</text:span></text:span><text:span text:style-name="Absatz-Standardschriftart"><text:span text:style-name="T84">ilkent University</text:span></text:span></text:p>
      <text:p text:style-name="P34"><draw:g text:anchor-type="paragraph" draw:z-index="4" draw:name="Group 2" draw:style-name="gr1"><draw:custom-shape draw:name="Freeform 6" draw:style-name="gr2" draw:text-style-name="P43" svg:width="0.0016in" svg:height="0.8079in" svg:x="0.6508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3" svg:width="0.0343in" svg:height="0.8079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17">CGPA:</text:span></text:span><text:span text:style-name="Absatz-Standardschriftart"><text:span text:style-name="T24"> </text:span></text:span><text:span text:style-name="Absatz-Standardschriftart"><text:span text:style-name="T17">3.</text:span></text:span><text:span text:style-name="Absatz-Standardschriftart"><text:span text:style-name="T18">82</text:span></text:span><text:span text:style-name="Absatz-Standardschriftart"><text:span text:style-name="T17">,</text:span></text:span><text:span text:style-name="Absatz-Standardschriftart"><text:span text:style-name="T21"> </text:span></text:span><text:span text:style-name="Absatz-Standardschriftart"><text:span text:style-name="T17">High</text:span></text:span><text:span text:style-name="Absatz-Standardschriftart"><text:span text:style-name="T24"> </text:span></text:span><text:span text:style-name="Absatz-Standardschriftart"><text:span text:style-name="T17">Honor</text:span></text:span><text:span text:style-name="Absatz-Standardschriftart"><text:span text:style-name="T29"> </text:span></text:span><text:span text:style-name="Absatz-Standardschriftart"><text:span text:style-name="T17">Student,</text:span></text:span><text:span text:style-name="Absatz-Standardschriftart"><text:span text:style-name="T21"> </text:span></text:span><text:span text:style-name="Absatz-Standardschriftart"><text:span text:style-name="T22">ex </text:span></text:span><text:span text:style-name="Absatz-Standardschriftart"><text:span text:style-name="T17">member</text:span></text:span><text:span text:style-name="Absatz-Standardschriftart"><text:span text:style-name="T24"> </text:span></text:span><text:span text:style-name="Absatz-Standardschriftart"><text:span text:style-name="T17">of</text:span></text:span><text:span text:style-name="Absatz-Standardschriftart"><text:span text:style-name="T29"> </text:span></text:span><text:span text:style-name="Absatz-Standardschriftart"><text:span text:style-name="T17">ACM</text:span></text:span><text:span text:style-name="Absatz-Standardschriftart"><text:span text:style-name="T21"> </text:span></text:span><text:span text:style-name="Absatz-Standardschriftart"><text:span text:style-name="T17">and</text:span></text:span><text:span text:style-name="Absatz-Standardschriftart"><text:span text:style-name="T24"> </text:span></text:span><text:span text:style-name="Absatz-Standardschriftart"><text:span text:style-name="T17">TDP</text:span></text:span><text:span text:style-name="Absatz-Standardschriftart"><text:span text:style-name="T24"> </text:span></text:span><text:span text:style-name="Absatz-Standardschriftart"><text:span text:style-name="T17">club.</text:span></text:span><text:span text:style-name="Absatz-Standardschriftart"><text:span text:style-name="T29"> </text:span></text:span></text:p>
      <text:h text:style-name="P41" text:outline-level="2"><text:span text:style-name="Absatz-Standardschriftart"><text:span text:style-name="T74">August </text:span></text:span><text:span text:style-name="Absatz-Standardschriftart"><text:span text:style-name="T70">201</text:span></text:span><text:span text:style-name="Absatz-Standardschriftart"><text:span text:style-name="T73">8-</text:span></text:span><text:span text:style-name="Absatz-Standardschriftart"><text:span text:style-name="T74">December 2018</text:span></text:span></text:h>
      <text:p text:style-name="P23"><draw:g text:anchor-type="paragraph" draw:z-index="3" draw:name="Group 2" draw:style-name="gr1"><draw:custom-shape draw:name="Freeform 6" draw:style-name="gr2" draw:text-style-name="P43" svg:width="0.0016in" svg:height="1.3953in" svg:x="0.6496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3" svg:width="0.0323in" svg:height="1.3953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67">Information Systems B.S.,Erasmus</text:span></text:span><text:span text:style-name="Absatz-Standardschriftart"><text:span text:style-name="T68">+</text:span></text:span><text:span text:style-name="Absatz-Standardschriftart"><text:span text:style-name="T67"> Exchange,</text:span></text:span><text:span text:style-name="Absatz-Standardschriftart"><text:span text:style-name="T86"> </text:span></text:span><text:span text:style-name="Absatz-Standardschriftart"><text:span text:style-name="T84">Metropolia </text:span></text:span><text:span text:style-name="Absatz-Standardschriftart"><text:span text:style-name="T85">UAS</text:span></text:span></text:p>
      <text:p text:style-name="P23"><text:span text:style-name="Absatz-Standardschriftart"><text:span text:style-name="T15">Some of my courses: Innovation project, Mobile Applications, Intro to Augmented reality, IoT Project, Intro to Machine Learning, </text:span></text:span><text:span text:style-name="Absatz-Standardschriftart"><text:span text:style-name="T16">Basic Finnish</text:span></text:span></text:p>
      <text:p text:style-name="P5"><text:span text:style-name="Absatz-Standardschriftart"><text:span text:style-name="T77"/></text:span></text:p>
      <text:p text:style-name="P7"><text:span text:style-name="Absatz-Standardschriftart"><text:span text:style-name="T71">PROFESSIONAL EXPERIENCE</text:span></text:span></text:p>
      <text:h text:style-name="P39" text:outline-level="2"><draw:g text:anchor-type="paragraph" draw:z-index="2" draw:name="Group 2" draw:style-name="gr1"><draw:custom-shape draw:name="Freeform 6" draw:style-name="gr2" draw:text-style-name="P43" svg:width="0.0016in" svg:height="0.8079in" svg:x="0.6508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3" svg:width="0.0343in" svg:height="0.8079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82">Feb</text:span></text:span><text:span text:style-name="Absatz-Standardschriftart"><text:span text:style-name="T81"> 201</text:span></text:span><text:span text:style-name="Absatz-Standardschriftart"><text:span text:style-name="T82">9</text:span></text:span><text:span text:style-name="Absatz-Standardschriftart"><text:span text:style-name="T81"> – </text:span></text:span><text:span text:style-name="Absatz-Standardschriftart"><text:span text:style-name="T82">Present</text:span></text:span></text:h>
      <text:h text:style-name="P39" text:outline-level="2"><text:span text:style-name="Absatz-Standardschriftart"><text:span text:style-name="T53">Developer Intern – </text:span></text:span><text:span text:style-name="Absatz-Standardschriftart"><text:span text:style-name="T54">Ekinoks Software</text:span></text:span></text:h>
      <text:list xml:id="list517517560" text:style-name="L1">
        <text:list-item>
          <text:p text:style-name="P25"><text:span text:style-name="Absatz-Standardschriftart"><text:span text:style-name="T4">Designing, implementing and testing</text:span></text:span><text:span text:style-name="Absatz-Standardschriftart"><text:span text:style-name="T2"> </text:span></text:span><text:span text:style-name="Absatz-Standardschriftart"><text:span text:style-name="T3">the Android app of company’s next product, based on the requirement and the mockup documents given. </text:span></text:span><text:span text:style-name="Absatz-Standardschriftart"><text:span text:style-name="T4">Based on MVVM architecture.</text:span></text:span></text:p>
        </text:list-item>
      </text:list>
      <text:h text:style-name="P40" text:outline-level="2"><draw:g text:anchor-type="paragraph" draw:z-index="1" draw:name="Group 2" draw:style-name="gr1"><draw:custom-shape draw:name="Freeform 6" draw:style-name="gr2" draw:text-style-name="P43" svg:width="0.0016in" svg:height="0.8079in" svg:x="0.6508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3" svg:width="0.0343in" svg:height="0.8079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81">Jun 2018 – Jul 2018</text:span></text:span></text:h>
      <text:p text:style-name="P2"><text:span text:style-name="Absatz-Standardschriftart"><text:span text:style-name="T48">Developer Intern – </text:span></text:span><text:span text:style-name="Absatz-Standardschriftart"><text:span text:style-name="T52">Ekinoks Software</text:span></text:span></text:p>
      <text:list xml:id="list81459963050382" text:continue-numbering="true" text:style-name="L1">
        <text:list-item>
          <text:p text:style-name="P26"><text:span text:style-name="Absatz-Standardschriftart"><text:span text:style-name="T1">Developed a Devops application for deploying local project builds to custom remote servers using Vue.js and Grails Java EE framework.</text:span></text:span></text:p>
        </text:list-item>
        <text:list-item>
          <text:p text:style-name="P26"><text:span text:style-name="Absatz-Standardschriftart"><text:span text:style-name="T1">Created an easy to use bulk certificate(for events etc.) generator in Java.</text:span></text:span></text:p>
        </text:list-item>
        <text:list-item>
          <text:p text:style-name="P26"><text:span text:style-name="Absatz-Standardschriftart"><text:span text:style-name="T1">Helped develop a database stress test suite with Java, Jdbc and Postgres.</text:span></text:span></text:p>
        </text:list-item>
      </text:list>
      <text:p text:style-name="P4"><text:span text:style-name="Absatz-Standardschriftart"><text:span text:style-name="T5"/></text:span></text:p>
      <text:p text:style-name="P6"><text:span text:style-name="Absatz-Standardschriftart"><text:span text:style-name="T71">PERSONAL </text:span></text:span><text:span text:style-name="Absatz-Standardschriftart"><text:span text:style-name="T72">EXPERIENCE</text:span></text:span></text:p>
      <text:p text:style-name="P10"/>
      <text:list xml:id="list15589695" text:style-name="L2">
        <text:list-item>
          <text:p text:style-name="P28"><draw:g text:anchor-type="paragraph" draw:z-index="0" draw:name="Group 7" draw:style-name="gr1"><draw:custom-shape draw:name="Freeform 11" draw:style-name="gr2" draw:text-style-name="P42" svg:width="0.0012in" svg:height="2.0425in" svg:x="0.6563in" svg:y="0.0402in"><text:p/><draw:enhanced-geometry svg:viewBox="0 0 1270 2966720" draw:mirror-horizontal="false" draw:text-areas="?f8 ?f12 ?f11 ?f13" draw:glue-points="?f8 ?f9 ?f8 ?f10" draw:type="non-primitive" draw:enhanced-path="M 0 0 L 0 2966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966720"/><draw:equation draw:name="f8" draw:formula="0 / ?f6"/><draw:equation draw:name="f9" draw:formula="36830 / ?f7"/><draw:equation draw:name="f10" draw:formula="3003550 / ?f7"/><draw:equation draw:name="f11" draw:formula="1270 / ?f6"/><draw:equation draw:name="f12" draw:formula="0 / ?f7"/><draw:equation draw:name="f13" draw:formula="2966720 / ?f7"/></draw:enhanced-geometry></draw:custom-shape><draw:custom-shape draw:name="Freeform 9" draw:style-name="gr3" draw:text-style-name="P42" svg:width="0.0012in" svg:height="2.0425in" svg:x="0.6563in" svg:y="0.0402in"><text:p/><draw:enhanced-geometry svg:viewBox="0 0 50 4672" draw:mirror-horizontal="false" draw:text-areas="?f18 ?f20 ?f19 ?f21" draw:glue-points="?f14 ?f15 ?f16 ?f15 ?f16 ?f17 ?f14 ?f17 ?f14 ?f15" draw:type="non-primitive" draw:enhanced-path="M 0 4672 L 50 4672 50 0 0 0 0 467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4672"/><draw:equation draw:name="f8" draw:formula="0 + 912 - 912"/><draw:equation draw:name="f9" draw:formula="?f8 * ?f5 / 50"/><draw:equation draw:name="f10" draw:formula="4730 * ?f4 / 4672"/><draw:equation draw:name="f11" draw:formula="0 + 962 - 912"/><draw:equation draw:name="f12" draw:formula="?f11 * ?f5 / 50"/><draw:equation draw:name="f13" draw:formula="58 * ?f4 / 467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9">Made an augmented reality arcade game </text:span></text:span><text:span text:style-name="Absatz-Standardschriftart"><text:span text:style-name="T11">(inspired by Space Invaders)</text:span></text:span><text:span text:style-name="Absatz-Standardschriftart"><text:span text:style-name="T9"> on Android powered by ARCore with a teammate, </text:span></text:span><text:span text:style-name="Absatz-Standardschriftart"><text:span text:style-name="T13">published on Google Play.</text:span></text:span></text:p>
        </text:list-item>
        <text:list-item>
          <text:p text:style-name="P29"><text:span text:style-name="Absatz-Standardschriftart"><text:span text:style-name="T12">Completed</text:span></text:span><text:span text:style-name="Absatz-Standardschriftart"><text:span text:style-name="T8"> a </text:span></text:span><text:span text:style-name="Absatz-Standardschriftart"><text:span text:style-name="T10">mobile </text:span></text:span><text:span text:style-name="Absatz-Standardschriftart"><text:span text:style-name="T8">augmented reality solution for VR Track company utilising Vuforia with Unity for </text:span></text:span><text:span text:style-name="Absatz-Standardschriftart"><text:span text:style-name="T12">with a 4 person team.</text:span></text:span></text:p>
        </text:list-item>
        <text:list-item>
          <text:p text:style-name="P27"><text:span text:style-name="Absatz-Standardschriftart"><text:span text:style-name="T5">Developed</text:span></text:span><text:span text:style-name="Absatz-Standardschriftart"><text:span text:style-name="T20"> </text:span></text:span><text:span text:style-name="Absatz-Standardschriftart"><text:span text:style-name="T5">E-cart: E-commerce</text:span></text:span><text:span text:style-name="Absatz-Standardschriftart"><text:span text:style-name="T23"> </text:span></text:span><text:span text:style-name="Absatz-Standardschriftart"><text:span text:style-name="T5">system</text:span></text:span><text:span text:style-name="Absatz-Standardschriftart"><text:span text:style-name="T20"> </text:span></text:span><text:span text:style-name="Absatz-Standardschriftart"><text:span text:style-name="T5">with</text:span></text:span><text:span text:style-name="Absatz-Standardschriftart"><text:span text:style-name="T25"> </text:span></text:span><text:span text:style-name="Absatz-Standardschriftart"><text:span text:style-name="T5">LAMP</text:span></text:span><text:span text:style-name="Absatz-Standardschriftart"><text:span text:style-name="T20"> </text:span></text:span><text:span text:style-name="Absatz-Standardschriftart"><text:span text:style-name="T5">stack</text:span></text:span><text:span text:style-name="Absatz-Standardschriftart"><text:span text:style-name="T20"> </text:span></text:span><text:span text:style-name="Absatz-Standardschriftart"><text:span text:style-name="T5">backend</text:span></text:span><text:span text:style-name="Absatz-Standardschriftart"><text:span text:style-name="T20"> </text:span></text:span><text:span text:style-name="Absatz-Standardschriftart"><text:span text:style-name="T19">and</text:span></text:span><text:span text:style-name="Absatz-Standardschriftart"><text:span text:style-name="T25"> </text:span></text:span><text:span text:style-name="Absatz-Standardschriftart"><text:span text:style-name="T19">2</text:span></text:span><text:span text:style-name="Absatz-Standardschriftart"><text:span text:style-name="T23"> </text:span></text:span><text:span text:style-name="Absatz-Standardschriftart"><text:span text:style-name="T5">end-points:</text:span></text:span><text:span text:style-name="Absatz-Standardschriftart"><text:span text:style-name="T25"> </text:span></text:span><text:span text:style-name="Absatz-Standardschriftart"><text:span text:style-name="T5">Java</text:span></text:span><text:span text:style-name="Absatz-Standardschriftart"><text:span text:style-name="T26"> </text:span></text:span><text:span text:style-name="Absatz-Standardschriftart"><text:span text:style-name="T5">application(for</text:span></text:span><text:span text:style-name="Absatz-Standardschriftart"><text:span text:style-name="T25"> </text:span></text:span><text:span text:style-name="Absatz-Standardschriftart"><text:span text:style-name="T5">merchants)</text:span></text:span><text:span text:style-name="Absatz-Standardschriftart"><text:span text:style-name="T27"> </text:span></text:span><text:span text:style-name="Absatz-Standardschriftart"><text:span text:style-name="T5">and</text:span></text:span><text:span text:style-name="Absatz-Standardschriftart"><text:span text:style-name="T23"> </text:span></text:span><text:span text:style-name="Absatz-Standardschriftart"><text:span text:style-name="T5">Website</text:span></text:span><text:span text:style-name="Absatz-Standardschriftart"><text:span text:style-name="T23"> </text:span></text:span><text:span text:style-name="Absatz-Standardschriftart"><text:span text:style-name="T5">(for</text:span></text:span><text:span text:style-name="Absatz-Standardschriftart"><text:span text:style-name="T20"> </text:span></text:span><text:span text:style-name="Absatz-Standardschriftart"><text:span text:style-name="T5">shoppers).</text:span></text:span><text:span text:style-name="Absatz-Standardschriftart"><text:span text:style-name="T19"> </text:span></text:span><text:span text:style-name="Absatz-Standardschriftart"><text:span text:style-name="T30"><text:s/></text:span></text:span></text:p>
        </text:list-item>
        <text:list-item>
          <text:p text:style-name="P31"><text:span text:style-name="Absatz-Standardschriftart"><text:span text:style-name="T5">Designed</text:span></text:span><text:span text:style-name="Absatz-Standardschriftart"><text:span text:style-name="T20"> </text:span></text:span><text:span text:style-name="T19">and</text:span><text:span text:style-name="Absatz-Standardschriftart"><text:span text:style-name="T20"> </text:span></text:span><text:span text:style-name="Absatz-Standardschriftart"><text:span text:style-name="T5">implemented</text:span></text:span><text:span text:style-name="Absatz-Standardschriftart"><text:span text:style-name="T23"> </text:span></text:span><text:span text:style-name="T19">a</text:span><text:span text:style-name="Absatz-Standardschriftart"><text:span text:style-name="T27"> </text:span></text:span><text:span text:style-name="Absatz-Standardschriftart"><text:span text:style-name="T5">simple</text:span></text:span><text:span text:style-name="Absatz-Standardschriftart"><text:span text:style-name="T20"> </text:span></text:span><text:span text:style-name="Absatz-Standardschriftart"><text:span text:style-name="T5">Blog</text:span></text:span><text:span text:style-name="Absatz-Standardschriftart"><text:span text:style-name="T27"> </text:span></text:span><text:span text:style-name="Absatz-Standardschriftart"><text:span text:style-name="T5">website</text:span></text:span><text:span text:style-name="Absatz-Standardschriftart"><text:span text:style-name="T27"> </text:span></text:span><text:span text:style-name="Absatz-Standardschriftart"><text:span text:style-name="T5">with</text:span></text:span><text:span text:style-name="Absatz-Standardschriftart"><text:span text:style-name="T20"> </text:span></text:span><text:span text:style-name="T19">a</text:span><text:span text:style-name="Absatz-Standardschriftart"><text:span text:style-name="T27"> </text:span></text:span><text:span text:style-name="Absatz-Standardschriftart"><text:span text:style-name="T5">CMS</text:span></text:span><text:span text:style-name="Absatz-Standardschriftart"><text:span text:style-name="T27"> </text:span></text:span><text:span text:style-name="Absatz-Standardschriftart"><text:span text:style-name="T5">from</text:span></text:span><text:span text:style-name="Absatz-Standardschriftart"><text:span text:style-name="T23"> </text:span></text:span><text:span text:style-name="Absatz-Standardschriftart"><text:span text:style-name="T5">scratch</text:span></text:span><text:span text:style-name="Absatz-Standardschriftart"><text:span text:style-name="T23"> </text:span></text:span><text:span text:style-name="Absatz-Standardschriftart"><text:span text:style-name="T5">using</text:span></text:span><text:span text:style-name="Absatz-Standardschriftart"><text:span text:style-name="T27"> </text:span></text:span><text:span text:style-name="Absatz-Standardschriftart"><text:span text:style-name="T5">the</text:span></text:span><text:span text:style-name="Absatz-Standardschriftart"><text:span text:style-name="T31"> </text:span></text:span><text:span text:style-name="Absatz-Standardschriftart"><text:span text:style-name="T5">WAMP</text:span></text:span><text:span text:style-name="Absatz-Standardschriftart"><text:span text:style-name="T20"> </text:span></text:span><text:span text:style-name="Absatz-Standardschriftart"><text:span text:style-name="T5">stack</text:span></text:span><text:span text:style-name="Absatz-Standardschriftart"><text:span text:style-name="T20"> </text:span></text:span><text:span text:style-name="Absatz-Standardschriftart"><text:span text:style-name="T5">for</text:span></text:span><text:span text:style-name="Absatz-Standardschriftart"><text:span text:style-name="T23"> </text:span></text:span><text:span text:style-name="Absatz-Standardschriftart"><text:span text:style-name="T5">backend</text:span></text:span><text:span text:style-name="Absatz-Standardschriftart"><text:span text:style-name="T20"> </text:span></text:span><text:span text:style-name="Absatz-Standardschriftart"><text:span text:style-name="T5">and</text:span></text:span><text:span text:style-name="Absatz-Standardschriftart"><text:span text:style-name="T20"> </text:span></text:span><text:span text:style-name="T19">a</text:span><text:span text:style-name="Absatz-Standardschriftart"><text:span text:style-name="T23"> </text:span></text:span><text:span text:style-name="Absatz-Standardschriftart"><text:span text:style-name="T5">Bootstrap</text:span></text:span><text:span text:style-name="Absatz-Standardschriftart"><text:span text:style-name="T20"> </text:span></text:span><text:span text:style-name="Absatz-Standardschriftart"><text:span text:style-name="T6">for front-end.</text:span></text:span></text:p>
        </text:list-item>
        <text:list-item>
          <text:p text:style-name="P32"><text:span text:style-name="Absatz-Standardschriftart"><text:span text:style-name="T5">Created</text:span></text:span><text:span text:style-name="Absatz-Standardschriftart"><text:span text:style-name="T20"> </text:span></text:span><text:span text:style-name="Absatz-Standardschriftart"><text:span text:style-name="T5">physics</text:span></text:span><text:span text:style-name="Absatz-Standardschriftart"><text:span text:style-name="T25"> </text:span></text:span><text:span text:style-name="Absatz-Standardschriftart"><text:span text:style-name="T5">simulations</text:span></text:span><text:span text:style-name="Absatz-Standardschriftart"><text:span text:style-name="T23"> </text:span></text:span><text:span text:style-name="Absatz-Standardschriftart"><text:span text:style-name="T5">and</text:span></text:span><text:span text:style-name="Absatz-Standardschriftart"><text:span text:style-name="T23"> </text:span></text:span><text:span text:style-name="Absatz-Standardschriftart"><text:span text:style-name="T5">basic</text:span></text:span><text:span text:style-name="Absatz-Standardschriftart"><text:span text:style-name="T27"> </text:span></text:span><text:span text:style-name="Absatz-Standardschriftart"><text:span text:style-name="T5">games</text:span></text:span><text:span text:style-name="Absatz-Standardschriftart"><text:span text:style-name="T27"> </text:span></text:span><text:span text:style-name="Absatz-Standardschriftart"><text:span text:style-name="T5">using</text:span></text:span><text:span text:style-name="Absatz-Standardschriftart"><text:span text:style-name="T27"> </text:span></text:span><text:span text:style-name="Absatz-Standardschriftart"><text:span text:style-name="T5">OpenGL</text:span></text:span><text:span text:style-name="T19"> </text:span><text:span text:style-name="Absatz-Standardschriftart"><text:span text:style-name="T11">with</text:span></text:span><text:span text:style-name="Absatz-Standardschriftart"><text:span text:style-name="T20"> </text:span></text:span><text:span text:style-name="T19">C</text:span><text:span text:style-name="Absatz-Standardschriftart"><text:span text:style-name="T32"> </text:span></text:span><text:span text:style-name="Absatz-Standardschriftart"><text:span text:style-name="T5">Programming</text:span></text:span><text:span text:style-name="Absatz-Standardschriftart"><text:span text:style-name="T33"> </text:span></text:span><text:span text:style-name="Absatz-Standardschriftart"><text:span text:style-name="T34">l</text:span></text:span><text:span text:style-name="Absatz-Standardschriftart"><text:span text:style-name="T5">anguage.</text:span></text:span></text:p>
        </text:list-item>
        <text:list-item>
          <text:p text:style-name="P33"><text:span text:style-name="Absatz-Standardschriftart"><text:span text:style-name="T5">Published</text:span></text:span><text:span text:style-name="Absatz-Standardschriftart"><text:span text:style-name="T20"> </text:span></text:span><text:span text:style-name="T19">a</text:span><text:span text:style-name="Absatz-Standardschriftart"><text:span text:style-name="T23"> </text:span></text:span><text:span text:style-name="Absatz-Standardschriftart"><text:span text:style-name="T5">cross-browser</text:span></text:span><text:span text:style-name="Absatz-Standardschriftart"><text:span text:style-name="T25"> </text:span></text:span><text:span text:style-name="Absatz-Standardschriftart"><text:span text:style-name="T5">friendly</text:span></text:span><text:span text:style-name="Absatz-Standardschriftart"><text:span text:style-name="T23"> </text:span></text:span><text:span text:style-name="Absatz-Standardschriftart"><text:span text:style-name="T5">extension</text:span></text:span><text:span text:style-name="Absatz-Standardschriftart"><text:span text:style-name="T20"> </text:span></text:span><text:span text:style-name="Absatz-Standardschriftart"><text:span text:style-name="T5">that</text:span></text:span><text:span text:style-name="Absatz-Standardschriftart"><text:span text:style-name="T20"> </text:span></text:span><text:span text:style-name="Absatz-Standardschriftart"><text:span text:style-name="T5">uses</text:span></text:span><text:span text:style-name="Absatz-Standardschriftart"><text:span text:style-name="T25"> </text:span></text:span><text:span text:style-name="T19">APIs</text:span><text:span text:style-name="Absatz-Standardschriftart"><text:span text:style-name="T35"> </text:span></text:span><text:span text:style-name="Absatz-Standardschriftart"><text:span text:style-name="T5">from</text:span></text:span><text:span text:style-name="Absatz-Standardschriftart"><text:span text:style-name="T20"> </text:span></text:span><text:span text:style-name="Absatz-Standardschriftart"><text:span text:style-name="T5">multiple</text:span></text:span><text:span text:style-name="Absatz-Standardschriftart"><text:span text:style-name="T23"> </text:span></text:span><text:span text:style-name="Absatz-Standardschriftart"><text:span text:style-name="T5">cryptomarkets</text:span></text:span><text:span text:style-name="Absatz-Standardschriftart"><text:span text:style-name="T32"> </text:span></text:span><text:span text:style-name="T19">to</text:span><text:span text:style-name="Absatz-Standardschriftart"><text:span text:style-name="T25"> </text:span></text:span><text:span text:style-name="Absatz-Standardschriftart"><text:span text:style-name="T5">display</text:span></text:span><text:span text:style-name="Absatz-Standardschriftart"><text:span text:style-name="T27"> </text:span></text:span><text:span text:style-name="Absatz-Standardschriftart"><text:span text:style-name="T5">their</text:span></text:span><text:span text:style-name="Absatz-Standardschriftart"><text:span text:style-name="T27"> </text:span></text:span><text:span text:style-name="Absatz-Standardschriftart"><text:span text:style-name="T5">current</text:span></text:span><text:span text:style-name="Absatz-Standardschriftart"><text:span text:style-name="T23"> </text:span></text:span><text:span text:style-name="Absatz-Standardschriftart"><text:span text:style-name="T5">Bitcoin</text:span></text:span><text:span text:style-name="Absatz-Standardschriftart"><text:span text:style-name="T27"> </text:span></text:span><text:span text:style-name="Absatz-Standardschriftart"><text:span text:style-name="T5">price.</text:span></text:span><text:span text:style-name="Absatz-Standardschriftart"><text:span text:style-name="T27"> </text:span></text:span><text:span text:style-name="Absatz-Standardschriftart"><text:span text:style-name="T5">Also</text:span></text:span><text:span text:style-name="Absatz-Standardschriftart"><text:span text:style-name="T23"> </text:span></text:span><text:span text:style-name="Absatz-Standardschriftart"><text:span text:style-name="T5">made</text:span></text:span><text:span text:style-name="Absatz-Standardschriftart"><text:span text:style-name="T27"> </text:span></text:span><text:span text:style-name="T19">a</text:span><text:span text:style-name="Absatz-Standardschriftart"><text:span text:style-name="T27"> </text:span></text:span><text:span text:style-name="Absatz-Standardschriftart"><text:span text:style-name="T5">small backend</text:span></text:span><text:span text:style-name="Absatz-Standardschriftart"><text:span text:style-name="T23"> </text:span></text:span><text:span text:style-name="Absatz-Standardschriftart"><text:span text:style-name="T5">in</text:span></text:span><text:span text:style-name="Absatz-Standardschriftart"><text:span text:style-name="T23"> </text:span></text:span><text:span text:style-name="Absatz-Standardschriftart"><text:span text:style-name="T5">order</text:span></text:span><text:span text:style-name="Absatz-Standardschriftart"><text:span text:style-name="T20"> </text:span></text:span><text:span text:style-name="T19">to</text:span><text:span text:style-name="Absatz-Standardschriftart"><text:span text:style-name="T20"> </text:span></text:span><text:span text:style-name="Absatz-Standardschriftart"><text:span text:style-name="T5">bypass</text:span></text:span><text:span text:style-name="Absatz-Standardschriftart"><text:span text:style-name="T25"> </text:span></text:span><text:span text:style-name="Absatz-Standardschriftart"><text:span text:style-name="T5">CORS.</text:span></text:span></text:p>
        </text:list-item>
        <text:list-item>
          <text:p text:style-name="P30"><text:span text:style-name="Absatz-Standardschriftart"><text:span text:style-name="T14">Developed Fizbol: A game with the purpose of teaching high school students physics, with a classmate. Made with Unity and C#.</text:span></text:span></text:p>
        </text:list-item>
      </text:list>
      <text:p text:style-name="P3"><text:span text:style-name="Absatz-Standardschriftart"><text:span text:style-name="T16"/></text:span></text:p>
      <text:p text:style-name="P13"><text:span text:style-name="Absatz-Standardschriftart"><text:span text:style-name="T28"/></text:span></text:p>
      <text:p text:style-name="P12"><text:span text:style-name="Absatz-Standardschriftart"><text:span text:style-name="T69"/></text:span></text:p>
      <text:section text:style-name="Sect1" text:name="Sect1">
        <text:list xml:id="list2724252820" text:style-name="L3">
          <text:list-item>
            <text:p text:style-name="P18"><text:span text:style-name="Absatz-Standardschriftart"><text:span text:style-name="T38">Mobile application development experience</text:span></text:span></text:p>
          </text:list-item>
          <text:list-item>
            <text:p text:style-name="P15"><text:span text:style-name="Absatz-Standardschriftart"><text:span text:style-name="T36">Detail</text:span></text:span><text:span text:style-name="Absatz-Standardschriftart"><text:span text:style-name="T57"> </text:span></text:span><text:span text:style-name="Absatz-Standardschriftart"><text:span text:style-name="T36">Oriented</text:span></text:span><text:span text:style-name="Absatz-Standardschriftart"><text:span text:style-name="T57"> </text:span></text:span><text:span text:style-name="Absatz-Standardschriftart"><text:span text:style-name="T36">Problem</text:span></text:span><text:span text:style-name="Absatz-Standardschriftart"><text:span text:style-name="T57"> </text:span></text:span><text:span text:style-name="Absatz-Standardschriftart"><text:span text:style-name="T36">Solver</text:span></text:span></text:p>
          </text:list-item>
          <text:list-item>
            <text:p text:style-name="P15"><text:span text:style-name="Absatz-Standardschriftart"><text:span text:style-name="T36">Experience</text:span></text:span><text:span text:style-name="Absatz-Standardschriftart"><text:span text:style-name="T55"> </text:span></text:span><text:span text:style-name="Absatz-Standardschriftart"><text:span text:style-name="T36">Working</text:span></text:span><text:span text:style-name="Absatz-Standardschriftart"><text:span text:style-name="T55"> </text:span></text:span><text:span text:style-name="Absatz-Standardschriftart"><text:span text:style-name="T36">with</text:span></text:span><text:span text:style-name="Absatz-Standardschriftart"><text:span text:style-name="T60"> </text:span></text:span><text:span text:style-name="Absatz-Standardschriftart"><text:span text:style-name="T36">Linux/Unix</text:span></text:span><text:span text:style-name="Absatz-Standardschriftart"><text:span text:style-name="T46"> and Windows</text:span></text:span></text:p>
          </text:list-item>
          <text:list-item>
            <text:p text:style-name="P15"><text:span text:style-name="Absatz-Standardschriftart"><text:span text:style-name="T36">Experience</text:span></text:span><text:span text:style-name="Absatz-Standardschriftart"><text:span text:style-name="T55"> </text:span></text:span><text:span text:style-name="Absatz-Standardschriftart"><text:span text:style-name="T36">With</text:span></text:span><text:span text:style-name="Absatz-Standardschriftart"><text:span text:style-name="T58"> </text:span></text:span><text:span text:style-name="Absatz-Standardschriftart"><text:span text:style-name="T36">Full-stack</text:span></text:span><text:span text:style-name="Absatz-Standardschriftart"><text:span text:style-name="T57"> </text:span></text:span><text:span text:style-name="Absatz-Standardschriftart"><text:span text:style-name="T36">Web</text:span></text:span><text:span text:style-name="Absatz-Standardschriftart"><text:span text:style-name="T55"> </text:span></text:span><text:span text:style-name="Absatz-Standardschriftart"><text:span text:style-name="T36">Apps, </text:span></text:span><text:span text:style-name="Absatz-Standardschriftart"><text:span text:style-name="T45">React </text:span></text:span><text:span text:style-name="Absatz-Standardschriftart"><text:span text:style-name="T46">and Vue Js</text:span></text:span></text:p>
          </text:list-item>
          <text:list-item>
            <text:p text:style-name="P16"><text:span text:style-name="Absatz-Standardschriftart"><text:span text:style-name="T45">Positive and Enthusiastic attitude</text:span></text:span></text:p>
          </text:list-item>
        </text:list>
        <text:list xml:id="list1485839191" text:style-name="L4">
          <text:list-item>
            <text:p text:style-name="P19"><text:span text:style-name="Absatz-Standardschriftart"><text:span text:style-name="T39">Hands-on Augmented Reality development; Unity (C#) with Vuforia and Kotlin with ARCore</text:span></text:span></text:p>
          </text:list-item>
          <text:list-item>
            <text:p text:style-name="P20"><text:span text:style-name="Absatz-Standardschriftart"><text:span text:style-name="T36">Experience</text:span></text:span><text:span text:style-name="Absatz-Standardschriftart"><text:span text:style-name="T55"> </text:span></text:span><text:span text:style-name="Absatz-Standardschriftart"><text:span text:style-name="T36">with</text:span></text:span><text:span text:style-name="Absatz-Standardschriftart"><text:span text:style-name="T60"> </text:span></text:span><text:span text:style-name="Absatz-Standardschriftart"><text:span text:style-name="T36">Version</text:span></text:span><text:span text:style-name="Absatz-Standardschriftart"><text:span text:style-name="T60"> </text:span></text:span><text:span text:style-name="Absatz-Standardschriftart"><text:span text:style-name="T36">Control</text:span></text:span><text:span text:style-name="Absatz-Standardschriftart"><text:span text:style-name="T58">, </text:span></text:span><text:span text:style-name="Absatz-Standardschriftart"><text:span text:style-name="T59">git</text:span></text:span></text:p>
          </text:list-item>
          <text:list-item>
            <text:p text:style-name="P17"><text:span text:style-name="Absatz-Standardschriftart"><text:span text:style-name="T36">Java, </text:span></text:span><text:span text:style-name="Absatz-Standardschriftart"><text:span text:style-name="T43">C, Kotlin</text:span></text:span><text:span text:style-name="Absatz-Standardschriftart"><text:span text:style-name="T65"> </text:span></text:span><text:span text:style-name="Absatz-Standardschriftart"><text:span text:style-name="T36">Application</text:span></text:span><text:span text:style-name="Absatz-Standardschriftart"><text:span text:style-name="T65"> </text:span></text:span><text:span text:style-name="Absatz-Standardschriftart"><text:span text:style-name="T36">Development</text:span></text:span><text:span text:style-name="Absatz-Standardschriftart"><text:span text:style-name="T57"> </text:span></text:span><text:span text:style-name="Absatz-Standardschriftart"><text:span text:style-name="T36">Experience</text:span></text:span></text:p>
          </text:list-item>
          <text:list-item>
            <text:p text:style-name="P17"><text:span text:style-name="Absatz-Standardschriftart"><text:span text:style-name="T36">Strong</text:span></text:span><text:span text:style-name="Absatz-Standardschriftart"><text:span text:style-name="T57"> </text:span></text:span><text:span text:style-name="Absatz-Standardschriftart"><text:span text:style-name="T36">Oral</text:span></text:span><text:span text:style-name="Absatz-Standardschriftart"><text:span text:style-name="T58"> </text:span></text:span><text:span text:style-name="Absatz-Standardschriftart"><text:span text:style-name="T36">and</text:span></text:span><text:span text:style-name="Absatz-Standardschriftart"><text:span text:style-name="T60"> </text:span></text:span><text:span text:style-name="Absatz-Standardschriftart"><text:span text:style-name="T36">Written</text:span></text:span><text:span text:style-name="Absatz-Standardschriftart"><text:span text:style-name="T55"> </text:span></text:span><text:span text:style-name="Absatz-Standardschriftart"><text:span text:style-name="T36">Communication</text:span></text:span></text:p>
          </text:list-item>
          <text:list-item>
            <text:p text:style-name="P21"><text:span text:style-name="Absatz-Standardschriftart"><text:span text:style-name="T36">Work</text:span></text:span><text:span text:style-name="Absatz-Standardschriftart"><text:span text:style-name="T57"> </text:span></text:span><text:span text:style-name="Absatz-Standardschriftart"><text:span text:style-name="T42">Great</text:span></text:span><text:span text:style-name="Absatz-Standardschriftart"><text:span text:style-name="T55"> </text:span></text:span><text:span text:style-name="Absatz-Standardschriftart"><text:span text:style-name="T36">Within</text:span></text:span><text:span text:style-name="Absatz-Standardschriftart"><text:span text:style-name="T60"> </text:span></text:span><text:span text:style-name="Absatz-Standardschriftart"><text:span text:style-name="T55">a</text:span></text:span><text:span text:style-name="Absatz-Standardschriftart"><text:span text:style-name="T57"> </text:span></text:span><text:span text:style-name="Absatz-Standardschriftart"><text:span text:style-name="T55">Team</text:span></text:span><text:span text:style-name="Absatz-Standardschriftart"><text:span text:style-name="T66"> </text:span></text:span><text:span text:style-name="Absatz-Standardschriftart"><text:span text:style-name="T36">Setting</text:span></text:span></text:p>
          </text:list-item>
          <text:list-item>
            <text:p text:style-name="P22"><text:span text:style-name="Absatz-Standardschriftart"><text:span text:style-name="T44">P</text:span></text:span><text:span text:style-name="Absatz-Standardschriftart"><text:span text:style-name="T43">ython </text:span></text:span><text:span text:style-name="Absatz-Standardschriftart"><text:span text:style-name="T47">&amp; SQL </text:span></text:span><text:span text:style-name="Absatz-Standardschriftart"><text:span text:style-name="T43">know-how</text:span>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libri1" svg:font-family="Calibri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Nastaliq Urdu" svg:font-family="'Noto Nastaliq Urdu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6957in" fo:margin-right="0in" fo:hyphenation-ladder-count="no-limit" fo:text-indent="-0.25in" style:auto-text-indent="false">
        <style:tab-stops/>
      </style:paragraph-properties>
      <style:text-properties style:font-name="Georgia" fo:font-family="Georgia" style:font-family-generic="roman" style:font-pitch="variable" fo:font-size="14pt" fo:font-weight="bold" style:font-name-asian="Georgia" style:font-family-asian="Georgia" style:font-family-generic-asian="roman" style:font-pitch-asian="variable" style:font-size-asian="14pt" style:font-weight-asian="bold" style:font-size-complex="14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4957in" fo:margin-right="0in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 fo:hyphenate="false"/>
    </style:style>
    <style:style style:name="Textkörper" style:family="paragraph" style:parent-style-name="Standard">
      <style:paragraph-properties fo:margin-left="0.9957in" fo:margin-right="0in" fo:hyphenation-ladder-count="no-limit" fo:text-indent="-0.25in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4LVL1" style:display-name="WW_CharLFO4LVL1" style:family="text">
      <style:text-properties fo:color="#1d814c" style:font-name="Georgia" fo:font-family="Georgia" style:font-family-generic="roman" style:font-pitch="variable" fo:font-size="11pt" fo:font-weight="bold" style:font-name-asian="Georgia" style:font-family-asian="Georgia" style:font-family-generic-asian="roman" style:font-pitch-asian="variable" style:font-size-asian="11pt" style:font-weight-asian="bold" style:font-size-complex="11pt" style:font-weight-complex="bold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528in" fo:margin-bottom="0.1945in" fo:margin-left="0.5555in" fo:margin-right="1.01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meta:initial-creator>Online2PDF.com</meta:initial-creator>
    <meta:creation-date>2018-12-02T12:24:00Z</meta:creation-date>
    <dc:date>2019-03-14T08:14:27.020098047</dc:date>
    <meta:editing-cycles>30</meta:editing-cycles>
    <meta:editing-duration>PT3H35M52S</meta:editing-duration>
    <meta:document-statistic meta:table-count="0" meta:image-count="0" meta:object-count="0" meta:page-count="1" meta:paragraph-count="39" meta:word-count="458" meta:character-count="2941" meta:non-whitespace-character-count="2520"/>
    <meta:user-defined meta:name="Created" meta:value-type="date">2018-12-02T00:00:00Z</meta:user-defined>
    <meta:user-defined meta:name="LastSaved" meta:value-type="date">2018-12-02T00:00:00Z</meta:user-defined>
    <meta:template xlink:type="simple" xlink:actuate="onRequest" xlink:title="" xlink:href="../../../Downloads/cv_SINAN_SAKAOGLU.odt/Normal.dotm"/>
  </office:meta>
</office:document-meta>
</file>